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top="0.1563in" fo:margin-bottom="0in" loext:contextual-spacing="false" fo:line-height="110%"/>
      <style:text-properties style:font-name="inherit" fo:font-size="13.5pt" fo:font-weight="bold"/>
    </style:style>
    <style:style style:name="P2" style:family="paragraph" style:parent-style-name="Heading_20_4">
      <style:paragraph-properties fo:margin-left="0in" fo:margin-right="0in" fo:margin-top="0in" fo:margin-bottom="0.052in" loext:contextual-spacing="false" fo:line-height="110%" fo:text-indent="0in" style:auto-text-indent="false"/>
      <style:text-properties fo:color="#1b809e" style:font-name="inherit" fo:font-size="13.5pt" fo:font-weight="bold" loext:padding="0.2083in" loext:border-left="3.74pt solid #1b809e" loext:border-right="0.74pt solid #eeeeee" loext:border-top="0.74pt solid #eeeeee" loext:border-bottom="0.74pt solid #eeeeee"/>
    </style:style>
    <style:style style:name="P3" style:family="paragraph" style:parent-style-name="Heading_20_4">
      <style:paragraph-properties fo:margin-left="0in" fo:margin-right="0in" fo:margin-top="0in" fo:margin-bottom="0.052in" loext:contextual-spacing="false" fo:line-height="110%" fo:text-indent="0in" style:auto-text-indent="false"/>
      <style:text-properties fo:color="#ce4844" style:font-name="inherit" fo:font-size="13.5pt" fo:font-weight="bold" loext:padding="0.2083in" loext:border-left="3.74pt solid #ce4844" loext:border-right="0.74pt solid #eeeeee" loext:border-top="0.74pt solid #eeeeee" loext:border-bottom="0.74pt solid #eeeeee"/>
    </style:style>
    <style:style style:name="P4" style:family="paragraph" style:parent-style-name="Standard">
      <style:paragraph-properties fo:margin-top="0in" fo:margin-bottom="0.6252in" loext:contextual-spacing="false"/>
    </style:style>
    <style:style style:name="P5" style:family="paragraph" style:parent-style-name="Text_20_body" style:master-page-name="">
      <loext:graphic-properties draw:fill="none"/>
      <style:paragraph-properties fo:margin-left="0in" fo:margin-right="1.1252in" fo:margin-top="0in" fo:margin-bottom="0in" loext:contextual-spacing="false" fo:line-height="140%" fo:text-align="start" style:justify-single-word="false" fo:orphans="2" fo:widows="2" fo:text-indent="0in" style:auto-text-indent="false" style:page-number="auto" fo:background-color="transparent"/>
      <style:text-properties fo:font-variant="normal" fo:text-transform="none" fo:color="#cdbfe3" style:font-name="Helvetica Neue" fo:font-size="18pt" fo:letter-spacing="normal" fo:font-style="normal" fo:font-weight="normal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2083in" loext:contextual-spacing="false" fo:line-height="140%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2083in" loext:contextual-spacing="false" fo:line-height="140%" fo:orphans="2" fo:widows="2" fo:text-indent="0in" style:auto-text-indent="false"/>
      <style:text-properties fo:font-variant="normal" fo:text-transform="none" fo:color="#333333" style:font-name="Helvetica Neue" fo:font-size="15.7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1043in" loext:contextual-spacing="false" fo:line-height="140%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text-align="center" style:justify-single-word="false" fo:text-indent="0in" style:auto-text-indent="false"/>
      <style:text-properties fo:color="#777777" loext:padding="0.2083in" loext:border="1.5pt dashed #eeeeee"/>
    </style:style>
    <style:style style:name="P1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15" style:family="paragraph" style:parent-style-name="Text_20_body">
      <style:paragraph-properties fo:margin-left="0in" fo:margin-right="0in" fo:margin-top="0.052in" fo:margin-bottom="0.052in" loext:contextual-spacing="false" fo:text-indent="0in" style:auto-text-indent="false"/>
    </style:style>
    <style:style style:name="P16" style:family="paragraph" style:parent-style-name="Text_20_body">
      <style:paragraph-properties fo:margin-left="0in" fo:margin-right="0in" fo:margin-top="0.052in" fo:margin-bottom="0.052in" loext:contextual-spacing="false" fo:text-indent="0in" style:auto-text-indent="false"/>
      <style:text-properties fo:color="#737373" fo:font-size="9pt"/>
    </style:style>
    <style:style style:name="P17" style:family="paragraph" style:parent-style-name="Text_20_body">
      <style:paragraph-properties fo:margin-top="0.1043in" fo:margin-bottom="0.1043in" loext:contextual-spacing="false"/>
    </style:style>
    <style:style style:name="P18" style:family="paragraph" style:parent-style-name="Text_20_body">
      <style:paragraph-properties fo:margin-top="0in" fo:margin-bottom="0.1043in" loext:contextual-spacing="false"/>
    </style:style>
    <style:style style:name="P19" style:family="paragraph" style:parent-style-name="Heading_20_1" style:master-page-name="">
      <loext:graphic-properties draw:fill="none"/>
      <style:paragraph-properties fo:margin-left="0in" fo:margin-right="1.0618in" fo:margin-top="0in" fo:margin-bottom="0.1043in" loext:contextual-spacing="false" fo:line-height="100%" fo:text-align="start" style:justify-single-word="false" fo:orphans="2" fo:widows="2" fo:text-indent="0in" style:auto-text-indent="false" style:page-number="auto" fo:background-color="transparent" fo:keep-with-next="always"/>
      <style:text-properties fo:font-variant="normal" fo:text-transform="none" fo:color="#ffffff" style:font-name="Helvetica Neue" fo:font-size="45pt" fo:letter-spacing="normal" fo:font-style="normal" fo:font-weight="bold"/>
    </style:style>
    <style:style style:name="P20" style:family="paragraph" style:parent-style-name="Heading_20_1">
      <style:paragraph-properties fo:margin-left="0in" fo:margin-right="0in" fo:margin-top="0in" fo:margin-bottom="0.2083in" loext:contextual-spacing="false" fo:line-height="110%" fo:orphans="2" fo:widows="2" fo:text-indent="0in" style:auto-text-indent="false" fo:padding-left="0in" fo:padding-right="0in" fo:padding-top="0in" fo:padding-bottom="0.0937in" fo:border-left="none" fo:border-right="none" fo:border-top="none" fo:border-bottom="0.06pt solid #eeeeee"/>
      <style:text-properties fo:font-variant="normal" fo:text-transform="none" fo:color="#333333" style:font-name="Helvetica Neue" fo:font-size="27pt" fo:letter-spacing="normal" fo:font-style="normal" fo:font-weight="bold"/>
    </style:style>
    <style:style style:name="P21" style:family="paragraph" style:parent-style-name="Heading_20_1">
      <style:paragraph-properties fo:margin-left="0in" fo:margin-right="0in" fo:margin-top="0in" fo:margin-bottom="0.2083in" loext:contextual-spacing="false" fo:line-height="110%" fo:orphans="2" fo:widows="2" fo:text-indent="0in" style:auto-text-indent="false" fo:padding-left="0in" fo:padding-right="0in" fo:padding-top="0in" fo:padding-bottom="0.0937in" fo:border-left="none" fo:border-right="none" fo:border-top="none" fo:border-bottom="0.06pt solid #eeeeee"/>
      <style:text-properties fo:font-variant="normal" fo:text-transform="none" fo:color="#333333" style:font-name="inherit" fo:font-size="27pt" fo:letter-spacing="normal" fo:font-style="normal" fo:font-weight="bold"/>
    </style:style>
    <style:style style:name="P22" style:family="paragraph" style:parent-style-name="Heading_20_1">
      <style:paragraph-properties fo:margin-left="0in" fo:margin-right="0in" fo:margin-top="0in" fo:margin-bottom="0.2083in" loext:contextual-spacing="false" fo:line-height="110%" fo:text-indent="0in" style:auto-text-indent="false" fo:padding-left="0in" fo:padding-right="0in" fo:padding-top="0in" fo:padding-bottom="0.0937in" fo:border-left="none" fo:border-right="none" fo:border-top="none" fo:border-bottom="0.06pt solid #eeeeee"/>
      <style:text-properties style:font-name="inherit" fo:font-size="27pt" fo:font-weight="bold"/>
    </style:style>
    <style:style style:name="P23" style:family="paragraph" style:parent-style-name="Heading_20_2">
      <style:text-properties fo:font-variant="normal" fo:text-transform="none" fo:color="#333333" style:font-name="inherit" fo:font-size="22.5pt" fo:letter-spacing="normal" fo:font-style="normal" fo:font-weight="bold"/>
    </style:style>
    <style:style style:name="P24" style:family="paragraph" style:parent-style-name="Heading_20_2">
      <style:paragraph-properties fo:margin-left="0in" fo:margin-right="0in" fo:margin-top="0in" fo:margin-bottom="0.052in" loext:contextual-spacing="false" fo:line-height="110%" fo:orphans="2" fo:widows="2" fo:text-indent="0in" style:auto-text-indent="false" fo:padding="0in" fo:border="none"/>
      <style:text-properties fo:font-variant="normal" fo:text-transform="none" fo:color="#333333" style:font-name="Helvetica Neue" fo:font-size="22.5pt" fo:letter-spacing="normal" fo:font-style="normal" fo:font-weight="bold"/>
    </style:style>
    <style:style style:name="P25" style:family="paragraph" style:parent-style-name="Heading_20_2">
      <style:paragraph-properties fo:margin-left="0in" fo:margin-right="0in" fo:margin-top="0in" fo:margin-bottom="0.052in" loext:contextual-spacing="false" fo:line-height="110%" fo:orphans="2" fo:widows="2" fo:text-indent="0in" style:auto-text-indent="false" fo:padding="0in" fo:border="none"/>
      <style:text-properties fo:font-variant="normal" fo:text-transform="none" fo:color="#333333" style:font-name="inherit" fo:font-size="22.5pt" fo:letter-spacing="normal" fo:font-style="normal" fo:font-weight="bold"/>
    </style:style>
    <style:style style:name="P26" style:family="paragraph" style:parent-style-name="Heading_20_3">
      <style:paragraph-properties fo:margin-top="0.2083in" fo:margin-bottom="0in" loext:contextual-spacing="false" fo:line-height="110%"/>
      <style:text-properties style:font-name="inherit" fo:font-size="18pt" fo:font-weight="bold"/>
    </style:style>
    <style:style style:name="P27" style:family="paragraph" style:parent-style-name="Heading_20_3">
      <style:paragraph-properties fo:margin-left="0in" fo:margin-right="0in" fo:margin-top="0.2083in" fo:margin-bottom="0in" loext:contextual-spacing="false" fo:line-height="110%" fo:orphans="2" fo:widows="2" fo:text-indent="0in" style:auto-text-indent="false"/>
      <style:text-properties fo:font-variant="normal" fo:text-transform="none" fo:color="#333333" style:font-name="Helvetica Neue" fo:font-size="18pt" fo:letter-spacing="normal" fo:font-style="normal" fo:font-weight="bold"/>
    </style:style>
    <style:style style:name="P28" style:family="paragraph" style:parent-style-name="Horizontal_20_Line">
      <style:paragraph-properties fo:margin-top="0in" fo:margin-bottom="0.2083in" loext:contextual-spacing="false" fo:text-align="center" style:justify-single-word="false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#000000" loext:char-shading-value="0"/>
    </style:style>
    <style:style style:name="T3" style:family="text">
      <style:text-properties fo:font-size="15.75pt" fo:font-weight="normal"/>
    </style:style>
    <style:style style:name="T4" style:family="text">
      <style:text-properties fo:color="#333333" fo:font-size="15.75pt" fo:font-weight="normal" loext:padding="0.2083in" loext:border="1.5pt dashed #eeeeee"/>
    </style:style>
    <style:style style:name="T5" style:family="text">
      <style:text-properties fo:color="#c7254e" style:font-name="Menlo" fo:font-size="13.5pt" fo:font-weight="normal" fo:background-color="#f9f2f4" loext:char-shading-value="0" loext:padding="0in" loext:border="none"/>
    </style:style>
    <style:style style:name="T6" style:family="text">
      <style:text-properties fo:color="#c7254e" style:font-name="Menlo" fo:font-size="9pt" fo:background-color="#f9f2f4" loext:char-shading-value="0" loext:padding="0in" loext:border="none"/>
    </style:style>
    <style:style style:name="T7" style:family="text">
      <style:text-properties fo:color="#c7254e" style:font-name="Menlo" fo:font-size="7.5pt" fo:background-color="#f9f2f4" loext:char-shading-value="0" loext:padding="0in" loext:border="none"/>
    </style:style>
    <style:style style:name="T8" style:family="text">
      <style:text-properties fo:color="#777777" fo:font-weight="bold" loext:padding="0.2083in" loext:border="1.5pt dashed #eeeeee"/>
    </style:style>
    <style:style style:name="T9" style:family="text">
      <style:text-properties fo:color="#777777" loext:padding="0.2083in" loext:border="1.5pt dashed #eeeeee"/>
    </style:style>
    <style:style style:name="T10" style:family="text">
      <style:text-properties fo:color="#337ab7" style:text-line-through-style="none" style:text-line-through-type="none" style:text-underline-style="none" style:text-blinking="false" fo:background-color="transparent" loext:char-shading-value="0" loext:padding="0.2083in" loext:border-left="3.74pt solid #ce4844" loext:border-right="0.74pt solid #eeeeee" loext:border-top="0.74pt solid #eeeeee" loext:border-bottom="0.74pt solid #eeeeee"/>
    </style:style>
    <style:style style:name="T11" style:family="text">
      <style:text-properties fo:color="#337ab7" style:text-line-through-style="none" style:text-line-through-type="none" fo:font-size="15.75pt" style:text-underline-style="none" fo:font-weight="normal" style:text-blinking="false" fo:background-color="transparent" loext:char-shading-value="0"/>
    </style:style>
    <style:style style:name="T12" style:family="text">
      <style:text-properties fo:font-size="8.25pt"/>
    </style:style>
    <style:style style:name="T13" style:family="text">
      <style:text-properties loext:padding="0.2083in" loext:border-left="3.74pt solid #1b809e" loext:border-right="0.74pt solid #eeeeee" loext:border-top="0.74pt solid #eeeeee" loext:border-bottom="0.74pt solid #eeeeee"/>
    </style:style>
    <style:style style:name="T14" style:family="text">
      <style:text-properties loext:padding="0.2083in" loext:border-left="3.74pt solid #ce4844" loext:border-right="0.74pt solid #eeeeee" loext:border-top="0.74pt solid #eeeeee" loext:border-bottom="0.74pt solid #eeeeee"/>
    </style:style>
    <style:style style:name="T15" style:family="text">
      <style:text-properties fo:color="#737373" fo:font-size="9pt"/>
    </style:style>
    <style:style style:name="T16" style:family="text">
      <style:text-properties fo:color="#737373" fo:font-size="9pt" fo:font-weight="bold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8" style:family="text">
      <style:text-properties fo:font-variant="normal" fo:text-transform="none" fo:color="#c7254e" style:font-name="Menlo" fo:font-size="9pt" fo:letter-spacing="normal" fo:font-style="normal" fo:font-weight="normal" fo:background-color="#f9f2f4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2">Personaliza y descarg</text:span>a</text:h>
      <text:p text:style-name="P5">Personalice los componentes de Bootstrap, Less variables y los complementos de jQuery para obtener su propia versión. Requiere IE9 + o la versión más reciente de Safari, Chrome o Firefox.</text:p>
      <text:p text:style-name="Standard"/>
      <text:p text:style-name="Standard"/>
      <text:p text:style-name="P9"><text:span text:style-name="T4"><text:line-break/>¿Tiene una configuración existente? Sube tu </text:span><text:span text:style-name="Source_20_Text"><text:span text:style-name="T5">config.json</text:span></text:span><text:span text:style-name="T4">para importarlo.</text:span></text:p>
      <text:section text:style-name="Sect1" text:name="import-drop-target">
        <text:p text:style-name="P10">Subir</text:p>
        <text:p text:style-name="P28"/>
        <text:p text:style-name="P14"><text:soft-page-break/><text:span text:style-name="Strong_20_Emphasis"><text:span text:style-name="T8">¿No tienes uno? </text:span></text:span><text:span text:style-name="T9">Está bien, simplemente comience a personalizar los campos a continuación.</text:span></text:p>
      </text:section>
      <text:section text:style-name="Sect1" text:name="less-section">
        <text:p text:style-name="P4">Alternar todo</text:p>
        <text:h text:style-name="P20" text:outline-level="1"><text:bookmark text:name="less"/><text:line-break/></text:h>
      </text:section>
      <text:p text:style-name="Standard"/>
      <text:h text:style-name="P22" text:outline-level="1"><text:bookmark text:name="less-section"/><text:bookmark text:name="less1"/><text:line-break/>Menos archivos</text:h>
      <text:section text:style-name="Sect1" text:name="Section1">
        <text:p text:style-name="P7"><text:span text:style-name="T3">Elija qué archivos Less compilar en su compilación personalizada de Bootstrap. ¿No estás seguro de qué archivos usar? Lea las páginas de </text:span><text:a xlink:type="simple" xlink:href="https://getbootstrap-com.translate.goog/docs/3.4/css/?_x_tr_sl=auto&amp;_x_tr_tl=es&amp;_x_tr_hl=es-419" text:style-name="Internet_20_link" text:visited-style-name="Visited_20_Internet_20_Link"><text:span text:style-name="T11">CSS</text:span></text:a><text:span text:style-name="T3"> y </text:span><text:a xlink:type="simple" xlink:href="https://getbootstrap-com.translate.goog/docs/3.4/components/?_x_tr_sl=auto&amp;_x_tr_tl=es&amp;_x_tr_hl=es-419" text:style-name="Internet_20_link" text:visited-style-name="Visited_20_Internet_20_Link"><text:span text:style-name="T11">componentes</text:span></text:a><text:span text:style-name="T3"> en los documentos.</text:span></text:p>
        <text:p text:style-name="P6"><draw:frame draw:style-name="fr1" draw:name="Frame1" text:anchor-type="paragraph" svg:width="3.0417in" draw:z-index="0"><draw:text-box fo:min-height="0.0161in"><text:h text:style-name="P26" text:outline-level="3">CSS común</text:h><text:p text:style-name="P17">Estilos de medios de impresión</text:p><text:p text:style-name="P18">Tipografía</text:p><text:p text:style-name="P18">Código</text:p><text:p text:style-name="P18">Sistema de red</text:p><text:p text:style-name="P18">Mesas</text:p><text:p text:style-name="P18">Formularios</text:p><text:p text:style-name="P18">Botones</text:p><text:p text:style-name="P18">Utilidades receptivas</text:p></draw:text-box></draw:frame><draw:frame draw:style-name="fr1" draw:name="Frame2" text:anchor-type="paragraph" svg:width="3.0417in" draw:z-index="1"><draw:text-box fo:min-height="0.0161in"><text:h text:style-name="P26" text:outline-level="3">Componentes</text:h><text:p text:style-name="P17">Glifos</text:p><text:p text:style-name="P18">Grupos de botones</text:p><text:p text:style-name="P18">Grupos de entrada</text:p><text:p text:style-name="P18">Navs</text:p><text:p text:style-name="P18">Barra de navegación</text:p><text:p text:style-name="P18">Migas de pan</text:p><text:p text:style-name="P18">Paginación</text:p><text:p text:style-name="P18">Buscapersonas</text:p><text:p text:style-name="P18">Etiquetas</text:p><text:p text:style-name="P18">Insignias</text:p><text:p text:style-name="P18">Jumbotron</text:p><text:p text:style-name="P18">Miniaturas</text:p><text:p text:style-name="P18">Alertas</text:p><text:p text:style-name="P18">Barras de progreso</text:p><text:p text:style-name="P18">Elementos multimedia</text:p><text:p text:style-name="P18">Lista de grupos</text:p><text:p text:style-name="P18">Paneles</text:p><text:p text:style-name="P18">Inserción receptiva</text:p><text:p text:style-name="P18">Wells</text:p><text:p text:style-name="P18">Cerrar icono</text:p></draw:text-box></draw:frame><draw:frame draw:style-name="fr1" draw:name="Frame3" text:anchor-type="paragraph" svg:width="3.0417in" draw:z-index="2"><draw:text-box fo:min-height="0.0161in"><text:h text:style-name="P26" text:outline-level="3">Componentes de JavaScript</text:h><text:p text:style-name="P17">Animaciones de componentes (para JS)<text:line-break/>(incluye Collapse)</text:p><text:p text:style-name="P18">Desplegable</text:p><text:p text:style-name="P18">Descripción emergente</text:p><text:p text:style-name="P18">Popover</text:p><text:p text:style-name="P18">Modal</text:p><text:p text:style-name="P18">Carrusel</text:p></draw:text-box></draw:frame><text:soft-page-break/></text:p>
      </text:section>
      <text:section text:style-name="Sect1" text:name="plugin-section">
        <text:p text:style-name="P4">Alternar todo</text:p>
        <text:h text:style-name="P22" text:outline-level="1"><text:bookmark text:name="plugins"/>Complementos de jQuery</text:h>
        <text:p text:style-name="P7"><text:span text:style-name="T3">Elija qué complementos de jQuery deben incluirse en sus archivos JavaScript personalizados. ¿No estás seguro de qué incluir? Lea la página de </text:span><text:a xlink:type="simple" xlink:href="https://getbootstrap-com.translate.goog/docs/3.4/javascript/?_x_tr_sl=auto&amp;_x_tr_tl=es&amp;_x_tr_hl=es-419" text:style-name="Internet_20_link" text:visited-style-name="Visited_20_Internet_20_Link"><text:span text:style-name="T11">JavaScript</text:span></text:a><text:span text:style-name="T3"> en los documentos.</text:span></text:p>
        <text:h text:style-name="P2" text:outline-level="4"><draw:frame draw:style-name="fr1" draw:name="Frame4" text:anchor-type="paragraph" svg:width="4.5626in" draw:z-index="3"><draw:text-box fo:min-height="0.0161in"><text:h text:style-name="P1" text:outline-level="4">Vinculado a componentes</text:h><text:p text:style-name="P17">Despido de alerta</text:p><text:p text:style-name="P18">Botones avanzados</text:p><text:p text:style-name="P18">Funcionalidad carrusel</text:p><text:p text:style-name="P18">Listas deplegables</text:p><text:p text:style-name="P18">Modales</text:p><text:p text:style-name="P18">Información sobre herramientas</text:p><text:p text:style-name="P18">Popovers <text:span text:style-name="T12">(requiere información sobre herramientas)</text:span></text:p><text:p text:style-name="P18">Pestañas alternables</text:p></draw:text-box></draw:frame><draw:frame draw:style-name="fr1" draw:name="Frame5" text:anchor-type="paragraph" svg:width="4.5626in" draw:z-index="4"><draw:text-box fo:min-height="0.0161in"><text:h text:style-name="P1" text:outline-level="4">magia</text:h><text:p text:style-name="P17">Afijo</text:p><text:p text:style-name="P18">Colapso</text:p><text:p text:style-name="P18">Scrollspy</text:p><text:p text:style-name="P18">Transiciones <text:span text:style-name="T12">(requerido para cualquier tipo de animación)</text:span></text:p></draw:text-box></draw:frame><text:soft-page-break/>Produce dos archivos</text:h>
        <text:p text:style-name="P13"><text:span text:style-name="T13">Todos los complementos </text:span><text:span text:style-name="Source_20_Text"><text:span text:style-name="T6">bootstrap.js</text:span></text:span><text:span text:style-name="T13">marcados se compilarán en un archivo legible y minificado </text:span><text:span text:style-name="Source_20_Text"><text:span text:style-name="T6">bootstrap.min.js</text:span></text:span><text:span text:style-name="T13">. Le recomendamos que utilice la versión minificada en producción.</text:span></text:p>
        <text:h text:style-name="P3" text:outline-level="4">jQuery requerido</text:h>
        <text:p text:style-name="P13"><text:span text:style-name="T14">Todos los complementos requieren que se incluya la última versión de </text:span><text:a xlink:type="simple" xlink:href="https://translate.google.com/website?sl=auto&amp;tl=es&amp;u=https://jquery.com/" office:target-frame-name="_blank" xlink:show="new" text:style-name="Internet_20_link" text:visited-style-name="Visited_20_Internet_20_Link"><text:span text:style-name="T10">jQuery</text:span></text:a><text:span text:style-name="T14"> .</text:span></text:p>
      </text:section>
      <text:section text:style-name="Sect1" text:name="less-variables-section">
        <text:p text:style-name="P4">Restablecer los valores predeterminados</text:p>
        <text:h text:style-name="P20" text:outline-level="1"><text:bookmark text:name="less-variables"/><text:soft-page-break/><text:line-break/></text:h>
      </text:section>
      <text:h text:style-name="P20" text:outline-level="1"><text:bookmark text:name="less-variables1"/><text:line-break/>Menos variables</text:h>
      <text:p text:style-name="P8">Personalice Menos variables para definir colores, tamaños y más dentro de sus hojas de estilo CSS personalizadas.</text:p>
      <text:h text:style-name="P24" text:outline-level="2"><text:bookmark text:name="colors"/>Colores</text:h>
      <text:p text:style-name="P11">Colores grises y de marca para usar en Bootstrap.</text:p>
      <text:h text:style-name="P24" text:outline-level="2"><draw:frame draw:style-name="fr1" draw:name="Frame6" text:anchor-type="paragraph" svg:width="3.0417in" draw:z-index="5"><draw:text-box fo:min-height="0.0161in"><text:p text:style-name="Text_20_body">@ gris-base</text:p></draw:text-box></draw:frame><draw:frame draw:style-name="fr1" draw:name="Frame7" text:anchor-type="paragraph" svg:width="3.0417in" draw:z-index="6"><draw:text-box fo:min-height="0.0161in"><text:p text:style-name="Text_20_body">@ gris-más oscuro</text:p></draw:text-box></draw:frame><draw:frame draw:style-name="fr1" draw:name="Frame8" text:anchor-type="paragraph" svg:width="3.0417in" draw:z-index="7"><draw:text-box fo:min-height="0.0161in"><text:p text:style-name="Text_20_body">@ gris-oscuro</text:p></draw:text-box></draw:frame><draw:frame draw:style-name="fr1" draw:name="Frame9" text:anchor-type="paragraph" svg:width="3.0417in" draw:z-index="8"><draw:text-box fo:min-height="0.0161in"><text:p text:style-name="Text_20_body">@gris</text:p></draw:text-box></draw:frame><draw:frame draw:style-name="fr1" draw:name="Frame10" text:anchor-type="paragraph" svg:width="3.0417in" draw:z-index="9"><draw:text-box fo:min-height="0.0161in"><text:p text:style-name="Text_20_body">@ gris-claro</text:p></draw:text-box></draw:frame><draw:frame draw:style-name="fr1" draw:name="Frame11" text:anchor-type="paragraph" svg:width="3.0417in" draw:z-index="10"><draw:text-box fo:min-height="0.0161in"><text:p text:style-name="Text_20_body">@ gris claro</text:p></draw:text-box></draw:frame><draw:frame draw:style-name="fr1" draw:name="Frame12" text:anchor-type="paragraph" svg:width="3.0417in" draw:z-index="11"><draw:text-box fo:min-height="0.0161in"><text:p text:style-name="Text_20_body">@ brand-primary</text:p></draw:text-box></draw:frame><draw:frame draw:style-name="fr1" draw:name="Frame13" text:anchor-type="paragraph" svg:width="3.0417in" draw:z-index="12"><draw:text-box fo:min-height="0.0161in"><text:p text:style-name="Text_20_body">@ marca-éxito</text:p></draw:text-box></draw:frame><draw:frame draw:style-name="fr1" draw:name="Frame14" text:anchor-type="paragraph" svg:width="3.0417in" draw:z-index="13"><draw:text-box fo:min-height="0.0161in"><text:p text:style-name="Text_20_body">@ brand-info</text:p></draw:text-box></draw:frame><draw:frame draw:style-name="fr1" draw:name="Frame15" text:anchor-type="paragraph" svg:width="3.0417in" draw:z-index="14"><draw:text-box fo:min-height="0.0161in"><text:p text:style-name="Text_20_body">@ advertencia de marca</text:p></draw:text-box></draw:frame><draw:frame draw:style-name="fr1" draw:name="Frame16" text:anchor-type="paragraph" svg:width="3.0417in" draw:z-index="15"><draw:text-box fo:min-height="0.0161in"><text:p text:style-name="Text_20_body">@ marca-peligro</text:p></draw:text-box></draw:frame><text:bookmark text:name="scaffolding"/>Andamio</text:h>
      <text:p text:style-name="P11">Configuraciones para algunos de los estilos más globales.</text:p>
      <text:h text:style-name="P24" text:outline-level="2"><draw:frame draw:style-name="fr1" draw:name="Frame17" text:anchor-type="paragraph" svg:width="3.0417in" draw:z-index="16"><draw:text-box fo:min-height="0.0161in"><text:p text:style-name="Text_20_body">@ cuerpo-bg</text:p><text:p text:style-name="P15"><text:bookmark text:name="help-block-@body-bg"/><text:span text:style-name="T15">Color de fondo para </text:span><text:span text:style-name="Source_20_Text"><text:span text:style-name="T7">&lt;body&gt;</text:span></text:span><text:span text:style-name="T15">.</text:span></text:p></draw:text-box></draw:frame><draw:frame draw:style-name="fr1" draw:name="Frame18" text:anchor-type="paragraph" svg:width="3.0417in" draw:z-index="17"><draw:text-box fo:min-height="0.0161in"><text:p text:style-name="Text_20_body">@color de texto</text:p><text:p text:style-name="P15"><text:bookmark text:name="help-block-@text-color"/><text:span text:style-name="T15">Color de texto global activado </text:span><text:span text:style-name="Source_20_Text"><text:span text:style-name="T7">&lt;body&gt;</text:span></text:span><text:span text:style-name="T15">.</text:span></text:p></draw:text-box></draw:frame><draw:frame draw:style-name="fr1" draw:name="Frame19" text:anchor-type="paragraph" svg:width="3.0417in" draw:z-index="18"><draw:text-box fo:min-height="0.0161in"><text:p text:style-name="Text_20_body">@Color de enlace</text:p><text:p text:style-name="P16"><text:bookmark text:name="help-block-@link-color"/>Color del enlace textual global.</text:p></draw:text-box></draw:frame><draw:frame draw:style-name="fr1" draw:name="Frame20" text:anchor-type="paragraph" svg:width="3.0417in" draw:z-index="19"><draw:text-box fo:min-height="0.0161in"><text:p text:style-name="Text_20_body">@ link-hover-color</text:p><text:p text:style-name="P15"><text:bookmark text:name="help-block-@link-hover-color"/><text:span text:style-name="T15">Enlace de color de desplazamiento establecido a través de la </text:span><text:span text:style-name="Source_20_Text"><text:span text:style-name="T7">darken()</text:span></text:span><text:span text:style-name="T15">función.</text:span></text:p></draw:text-box></draw:frame><draw:frame draw:style-name="fr1" draw:name="Frame21" text:anchor-type="paragraph" svg:width="3.0417in" draw:z-index="20"><draw:text-box fo:min-height="0.0161in"><text:p text:style-name="Text_20_body">@ link-hover-decoration</text:p><text:p text:style-name="P16"><text:bookmark text:name="help-block-@link-hover-decoration"/>Enlace de decoración flotante.</text:p></draw:text-box></draw:frame><text:bookmark text:name="typography"/>Tipografía</text:h>
      <text:p text:style-name="P11">Fuente, altura de línea y color para el texto del cuerpo, encabezados y más.</text:p>
      <text:h text:style-name="P24" text:outline-level="2"><draw:frame draw:style-name="fr1" draw:name="Frame22" text:anchor-type="paragraph" svg:width="3.0417in" draw:z-index="21"><draw:text-box fo:min-height="0.0161in"><text:p text:style-name="Text_20_body">@ font-family-sans-serif</text:p></draw:text-box></draw:frame><draw:frame draw:style-name="fr1" draw:name="Frame23" text:anchor-type="paragraph" svg:width="3.0417in" draw:z-index="22"><draw:text-box fo:min-height="0.0161in"><text:p text:style-name="Text_20_body">@ fuente-familia-serif</text:p></draw:text-box></draw:frame><draw:frame draw:style-name="fr1" draw:name="Frame24" text:anchor-type="paragraph" svg:width="3.0417in" draw:z-index="23"><draw:text-box fo:min-height="0.0161in"><text:p text:style-name="Text_20_body">@ font-family-monospace</text:p><text:p text:style-name="P15"><text:bookmark text:name="help-block-@font-family-monospace"/><text:span text:style-name="T15">Fuentes de espacio sencillo predeterminados para </text:span><text:span text:style-name="Source_20_Text"><text:span text:style-name="T7">&lt;code&gt;</text:span></text:span><text:span text:style-name="T15">, </text:span><text:span text:style-name="Source_20_Text"><text:span text:style-name="T7">&lt;kbd&gt;</text:span></text:span><text:span text:style-name="T15">y </text:span><text:span text:style-name="Source_20_Text"><text:span text:style-name="T7">&lt;pre&gt;</text:span></text:span><text:span text:style-name="T15">.</text:span></text:p></draw:text-box></draw:frame><draw:frame draw:style-name="fr1" draw:name="Frame25" text:anchor-type="paragraph" svg:width="3.0417in" draw:z-index="24"><draw:text-box fo:min-height="0.0161in"><text:p text:style-name="Text_20_body">@ fuente-familia-base</text:p></draw:text-box></draw:frame><draw:frame draw:style-name="fr1" draw:name="Frame26" text:anchor-type="paragraph" svg:width="3.0417in" draw:z-index="25"><draw:text-box fo:min-height="0.0161in"><text:p text:style-name="Text_20_body">@ fuente-tamaño-base</text:p></draw:text-box></draw:frame><draw:frame draw:style-name="fr1" draw:name="Frame27" text:anchor-type="paragraph" svg:width="3.0417in" draw:z-index="26"><draw:text-box fo:min-height="0.0161in"><text:p text:style-name="Text_20_body">@ font-size-large</text:p></draw:text-box></draw:frame><draw:frame draw:style-name="fr1" draw:name="Frame28" text:anchor-type="paragraph" svg:width="3.0417in" draw:z-index="27"><draw:text-box fo:min-height="0.0161in"><text:p text:style-name="Text_20_body">@ font-size-small</text:p></draw:text-box></draw:frame><draw:frame draw:style-name="fr1" draw:name="Frame29" text:anchor-type="paragraph" svg:width="3.0417in" draw:z-index="28"><draw:text-box fo:min-height="0.0161in"><text:p text:style-name="Text_20_body">@ font-size-h1</text:p></draw:text-box></draw:frame><draw:frame draw:style-name="fr1" draw:name="Frame30" text:anchor-type="paragraph" svg:width="3.0417in" draw:z-index="29"><draw:text-box fo:min-height="0.0161in"><text:p text:style-name="Text_20_body">@ font-size-h2</text:p></draw:text-box></draw:frame><draw:frame draw:style-name="fr1" draw:name="Frame31" text:anchor-type="paragraph" svg:width="3.0417in" draw:z-index="30"><draw:text-box fo:min-height="0.0161in"><text:p text:style-name="Text_20_body">@ font-size-h3</text:p></draw:text-box></draw:frame><draw:frame draw:style-name="fr1" draw:name="Frame32" text:anchor-type="paragraph" svg:width="3.0417in" draw:z-index="31"><draw:text-box fo:min-height="0.0161in"><text:p text:style-name="Text_20_body">@ font-size-h4</text:p></draw:text-box></draw:frame><draw:frame draw:style-name="fr1" draw:name="Frame33" text:anchor-type="paragraph" svg:width="3.0417in" draw:z-index="32"><draw:text-box fo:min-height="0.0161in"><text:p text:style-name="Text_20_body">@ font-size-h5</text:p></draw:text-box></draw:frame><draw:frame draw:style-name="fr1" draw:name="Frame34" text:anchor-type="paragraph" svg:width="3.0417in" draw:z-index="33"><draw:text-box fo:min-height="0.0161in"><text:p text:style-name="Text_20_body">@ font-size-h6</text:p></draw:text-box></draw:frame><draw:frame draw:style-name="fr1" draw:name="Frame35" text:anchor-type="paragraph" svg:width="3.0417in" draw:z-index="34"><draw:text-box fo:min-height="0.0161in"><text:p text:style-name="Text_20_body">@ line-height-base</text:p><text:p text:style-name="P15"><text:bookmark text:name="help-block-@line-height-base"/><text:span text:style-name="T15">Sin unidad </text:span><text:span text:style-name="Source_20_Text"><text:span text:style-name="T7">line-height</text:span></text:span><text:span text:style-name="T15">para usar en componentes como botones.</text:span></text:p></draw:text-box></draw:frame><draw:frame draw:style-name="fr1" draw:name="Frame36" text:anchor-type="paragraph" svg:width="3.0417in" draw:z-index="35"><draw:text-box fo:min-height="0.0161in"><text:p text:style-name="Text_20_body">@ line-height-computed</text:p><text:p text:style-name="P15"><text:bookmark text:name="help-block-@line-height-computed"/><text:span text:style-name="T15">Computarizada "line-height" ( </text:span><text:span text:style-name="Source_20_Text"><text:span text:style-name="T7">font-size</text:span></text:span><text:span text:style-name="T15">* </text:span><text:span text:style-name="Source_20_Text"><text:span text:style-name="T7">line-height</text:span></text:span><text:span text:style-name="T15">) para el uso con </text:span><text:span text:style-name="Source_20_Text"><text:span text:style-name="T7">margin</text:span></text:span><text:span text:style-name="T15">, </text:span><text:span text:style-name="Source_20_Text"><text:span text:style-name="T7">padding</text:span></text:span><text:span text:style-name="T15">, etc.</text:span></text:p></draw:text-box></draw:frame><draw:frame draw:style-name="fr1" draw:name="Frame37" text:anchor-type="paragraph" svg:width="3.0417in" draw:z-index="36"><draw:text-box fo:min-height="0.0161in"><text:p text:style-name="Text_20_body">@ encabezados-familia-fuente</text:p><text:p text:style-name="P15"><text:bookmark text:name="help-block-@headings-font-family"/><text:span text:style-name="T15">De forma predeterminada, esto hereda de </text:span><text:span text:style-name="Source_20_Text"><text:span text:style-name="T7">&lt;body&gt;</text:span></text:span><text:span text:style-name="T15">.</text:span></text:p></draw:text-box></draw:frame><draw:frame draw:style-name="fr1" draw:name="Frame38" text:anchor-type="paragraph" svg:width="3.0417in" draw:z-index="37"><draw:text-box fo:min-height="0.0161in"><text:p text:style-name="Text_20_body">@ encabezados-peso-fuente</text:p></draw:text-box></draw:frame><draw:frame draw:style-name="fr1" draw:name="Frame39" text:anchor-type="paragraph" svg:width="3.0417in" draw:z-index="38"><draw:text-box fo:min-height="0.0161in"><text:p text:style-name="Text_20_body">@ headings-line-height</text:p></draw:text-box></draw:frame><draw:frame draw:style-name="fr1" draw:name="Frame40" text:anchor-type="paragraph" svg:width="3.0417in" draw:z-index="39"><draw:text-box fo:min-height="0.0161in"><text:p text:style-name="Text_20_body">@ encabezados-color</text:p></draw:text-box></draw:frame><text:bookmark text:name="iconography"/>Iconografía</text:h>
      <text:p text:style-name="P11">Especifique la ubicación personalizada y el nombre de archivo de la fuente de iconos de Glyphicons incluida. Útil para aquellos que incluyen Bootstrap a través de Bower.</text:p>
      <text:h text:style-name="P24" text:outline-level="2"><draw:frame draw:style-name="fr1" draw:name="Frame41" text:anchor-type="paragraph" svg:width="3.0417in" draw:z-index="40"><draw:text-box fo:min-height="0.0161in"><text:p text:style-name="Text_20_body">@ icon-font-path</text:p><text:p text:style-name="P16"><text:bookmark text:name="help-block-@icon-font-path"/>Cargue fuentes de este directorio.</text:p></draw:text-box></draw:frame><draw:frame draw:style-name="fr1" draw:name="Frame42" text:anchor-type="paragraph" svg:width="3.0417in" draw:z-index="41"><draw:text-box fo:min-height="0.0161in"><text:p text:style-name="Text_20_body">@ icon-font-name</text:p><text:p text:style-name="P16"><text:bookmark text:name="help-block-@icon-font-name"/>Nombre de archivo para todos los archivos de fuentes.</text:p></draw:text-box></draw:frame><draw:frame draw:style-name="fr1" draw:name="Frame43" text:anchor-type="paragraph" svg:width="3.0417in" draw:z-index="42"><draw:text-box fo:min-height="0.0161in"><text:p text:style-name="Text_20_body">@ icono-fuente-svg-id</text:p><text:p text:style-name="P16"><text:bookmark text:name="help-block-@icon-font-svg-id"/>ID de elemento dentro del archivo de icono SVG.</text:p></draw:text-box></draw:frame><text:bookmark text:name="components"/><text:soft-page-break/>Componentes</text:h>
      <text:p text:style-name="P11">Defina tamaños de radio de borde y relleno comunes y más. Valores basados ​​en texto de 14px y altura de línea de 1.428 (~ 20px para comenzar).</text:p>
      <text:h text:style-name="P24" text:outline-level="2"><draw:frame draw:style-name="fr1" draw:name="Frame44" text:anchor-type="paragraph" svg:width="3.0417in" draw:z-index="43"><draw:text-box fo:min-height="0.0161in"><text:p text:style-name="Text_20_body">@ padding-base-vertical</text:p></draw:text-box></draw:frame><draw:frame draw:style-name="fr1" draw:name="Frame45" text:anchor-type="paragraph" svg:width="3.0417in" draw:z-index="44"><draw:text-box fo:min-height="0.0161in"><text:p text:style-name="Text_20_body">@ padding-base-horizontal</text:p></draw:text-box></draw:frame><draw:frame draw:style-name="fr1" draw:name="Frame46" text:anchor-type="paragraph" svg:width="3.0417in" draw:z-index="45"><draw:text-box fo:min-height="0.0161in"><text:p text:style-name="Text_20_body">@ padding-large-vertical</text:p></draw:text-box></draw:frame><draw:frame draw:style-name="fr1" draw:name="Frame47" text:anchor-type="paragraph" svg:width="3.0417in" draw:z-index="46"><draw:text-box fo:min-height="0.0161in"><text:p text:style-name="Text_20_body">@ padding-large-horizontal</text:p></draw:text-box></draw:frame><draw:frame draw:style-name="fr1" draw:name="Frame48" text:anchor-type="paragraph" svg:width="3.0417in" draw:z-index="47"><draw:text-box fo:min-height="0.0161in"><text:p text:style-name="Text_20_body">@ padding-pequeño-vertical</text:p></draw:text-box></draw:frame><draw:frame draw:style-name="fr1" draw:name="Frame49" text:anchor-type="paragraph" svg:width="3.0417in" draw:z-index="48"><draw:text-box fo:min-height="0.0161in"><text:p text:style-name="Text_20_body">@ padding-small-horizontal</text:p></draw:text-box></draw:frame><draw:frame draw:style-name="fr1" draw:name="Frame50" text:anchor-type="paragraph" svg:width="3.0417in" draw:z-index="49"><draw:text-box fo:min-height="0.0161in"><text:p text:style-name="Text_20_body">@ padding-xs-vertical</text:p></draw:text-box></draw:frame><draw:frame draw:style-name="fr1" draw:name="Frame51" text:anchor-type="paragraph" svg:width="3.0417in" draw:z-index="50"><draw:text-box fo:min-height="0.0161in"><text:p text:style-name="Text_20_body">@ padding-xs-horizontal</text:p></draw:text-box></draw:frame><draw:frame draw:style-name="fr1" draw:name="Frame52" text:anchor-type="paragraph" svg:width="3.0417in" draw:z-index="51"><draw:text-box fo:min-height="0.0161in"><text:p text:style-name="Text_20_body">@ line-height-large</text:p></draw:text-box></draw:frame><draw:frame draw:style-name="fr1" draw:name="Frame53" text:anchor-type="paragraph" svg:width="3.0417in" draw:z-index="52"><draw:text-box fo:min-height="0.0161in"><text:p text:style-name="Text_20_body">@ line-height-small</text:p></draw:text-box></draw:frame><draw:frame draw:style-name="fr1" draw:name="Frame54" text:anchor-type="paragraph" svg:width="3.0417in" draw:z-index="53"><draw:text-box fo:min-height="0.0161in"><text:p text:style-name="Text_20_body">@ borde-radio-base</text:p></draw:text-box></draw:frame><draw:frame draw:style-name="fr1" draw:name="Frame55" text:anchor-type="paragraph" svg:width="3.0417in" draw:z-index="54"><draw:text-box fo:min-height="0.0161in"><text:p text:style-name="Text_20_body">@ border-radius-large</text:p></draw:text-box></draw:frame><draw:frame draw:style-name="fr1" draw:name="Frame56" text:anchor-type="paragraph" svg:width="3.0417in" draw:z-index="55"><draw:text-box fo:min-height="0.0161in"><text:p text:style-name="Text_20_body">@ border-radius-small</text:p></draw:text-box></draw:frame><draw:frame draw:style-name="fr1" draw:name="Frame57" text:anchor-type="paragraph" svg:width="3.0417in" draw:z-index="56"><draw:text-box fo:min-height="0.0161in"><text:p text:style-name="Text_20_body">@ componente-activo-color</text:p><text:p text:style-name="P16"><text:bookmark text:name="help-block-@component-active-color"/>Color global para elementos activos (por ejemplo, navegadores o menús desplegables).</text:p></draw:text-box></draw:frame><draw:frame draw:style-name="fr1" draw:name="Frame58" text:anchor-type="paragraph" svg:width="3.0417in" draw:z-index="57"><draw:text-box fo:min-height="0.0161in"><text:p text:style-name="Text_20_body">@ componente-activo-bg</text:p><text:p text:style-name="P16"><text:bookmark text:name="help-block-@component-active-bg"/>Color de fondo global para elementos activos (por ejemplo, navegadores o menús desplegables).</text:p></draw:text-box></draw:frame><draw:frame draw:style-name="fr1" draw:name="Frame59" text:anchor-type="paragraph" svg:width="3.0417in" draw:z-index="58"><draw:text-box fo:min-height="0.0161in"><text:p text:style-name="Text_20_body">@ caret-ancho-base</text:p><text:p text:style-name="P15"><text:bookmark text:name="help-block-@caret-width-base"/><text:span text:style-name="T15">Ancho del </text:span><text:span text:style-name="Source_20_Text"><text:span text:style-name="T7">border</text:span></text:span><text:span text:style-name="T15">para generar signos de intercalación que indican menús desplegables.</text:span></text:p></draw:text-box></draw:frame><draw:frame draw:style-name="fr1" draw:name="Frame60" text:anchor-type="paragraph" svg:width="3.0417in" draw:z-index="59"><draw:text-box fo:min-height="0.0161in"><text:p text:style-name="Text_20_body">@ ancho-de-intercalación-grande</text:p><text:p text:style-name="P16"><text:bookmark text:name="help-block-@caret-width-large"/>Las caretas aumentan ligeramente de tamaño para componentes más grandes.</text:p></draw:text-box></draw:frame><text:bookmark text:name="tables"/>Mesas</text:h>
      <text:p text:style-name="P12"><text:span text:style-name="T17">Personaliza el </text:span><text:span text:style-name="Source_20_Text"><text:span text:style-name="T18">.table</text:span></text:span><text:span text:style-name="T17">componente con valores básicos, cada uno utilizado en todas las variaciones de la tabla.</text:span></text:p>
      <text:h text:style-name="P24" text:outline-level="2"><draw:frame draw:style-name="fr1" draw:name="Frame61" text:anchor-type="paragraph" svg:width="3.0417in" draw:z-index="60"><draw:text-box fo:min-height="0.0161in"><text:p text:style-name="Text_20_body">@ table-cell-padding</text:p><text:p text:style-name="P15"><text:bookmark text:name="help-block-@table-cell-padding"/><text:span text:style-name="T15">Acolchado para </text:span><text:span text:style-name="Source_20_Text"><text:span text:style-name="T7">&lt;th&gt;</text:span></text:span><text:span text:style-name="T15">s y </text:span><text:span text:style-name="Source_20_Text"><text:span text:style-name="T7">&lt;td&gt;</text:span></text:span><text:span text:style-name="T15">s.</text:span></text:p></draw:text-box></draw:frame><draw:frame draw:style-name="fr1" draw:name="Frame62" text:anchor-type="paragraph" svg:width="3.0417in" draw:z-index="61"><draw:text-box fo:min-height="0.0161in"><text:p text:style-name="Text_20_body">@ table-condensed-cell-padding</text:p><text:p text:style-name="P15"><text:bookmark text:name="help-block-@table-condensed-cell-padding"/><text:span text:style-name="T15">Acolchado para celdas en </text:span><text:span text:style-name="Source_20_Text"><text:span text:style-name="T7">.table-condensed</text:span></text:span><text:span text:style-name="T15">.</text:span></text:p></draw:text-box></draw:frame><draw:frame draw:style-name="fr1" draw:name="Frame63" text:anchor-type="paragraph" svg:width="3.0417in" draw:z-index="62"><draw:text-box fo:min-height="0.0161in"><text:p text:style-name="Text_20_body">@ mesa-bg</text:p><text:p text:style-name="P16"><text:bookmark text:name="help-block-@table-bg"/>Color de fondo predeterminado utilizado para todas las tablas.</text:p></draw:text-box></draw:frame><draw:frame draw:style-name="fr1" draw:name="Frame64" text:anchor-type="paragraph" svg:width="3.0417in" draw:z-index="63"><draw:text-box fo:min-height="0.0161in"><text:p text:style-name="Text_20_body">@ table-bg-acento</text:p><text:p text:style-name="P15"><text:bookmark text:name="help-block-@table-bg-accent"/><text:span text:style-name="T15">Color de fondo utilizado para </text:span><text:span text:style-name="Source_20_Text"><text:span text:style-name="T7">.table-striped</text:span></text:span><text:span text:style-name="T15">.</text:span></text:p></draw:text-box></draw:frame><draw:frame draw:style-name="fr1" draw:name="Frame65" text:anchor-type="paragraph" svg:width="3.0417in" draw:z-index="64"><draw:text-box fo:min-height="0.0161in"><text:p text:style-name="Text_20_body">@ table-bg-hover</text:p><text:p text:style-name="P15"><text:bookmark text:name="help-block-@table-bg-hover"/><text:span text:style-name="T15">Color de fondo utilizado para </text:span><text:span text:style-name="Source_20_Text"><text:span text:style-name="T7">.table-hover</text:span></text:span><text:span text:style-name="T15">.</text:span></text:p></draw:text-box></draw:frame><draw:frame draw:style-name="fr1" draw:name="Frame66" text:anchor-type="paragraph" svg:width="3.0417in" draw:z-index="65"><draw:text-box fo:min-height="0.0161in"><text:p text:style-name="Text_20_body">@ table-bg-active</text:p></draw:text-box></draw:frame><draw:frame draw:style-name="fr1" draw:name="Frame67" text:anchor-type="paragraph" svg:width="3.0417in" draw:z-index="66"><draw:text-box fo:min-height="0.0161in"><text:p text:style-name="Text_20_body">@ table-border-color</text:p><text:p text:style-name="P16"><text:bookmark text:name="help-block-@table-border-color"/>Color del borde para los bordes de la tabla y la celda.</text:p></draw:text-box></draw:frame><text:bookmark text:name="buttons"/>Botones</text:h>
      <text:p text:style-name="P11">Para cada uno de los botones de Bootstrap, defina el color del texto, el fondo y el borde.</text:p>
      <text:h text:style-name="P24" text:outline-level="2"><draw:frame draw:style-name="fr1" draw:name="Frame68" text:anchor-type="paragraph" svg:width="3.0417in" draw:z-index="67"><draw:text-box fo:min-height="0.0161in"><text:p text:style-name="Text_20_body">@ btn-font-weight</text:p></draw:text-box></draw:frame><draw:frame draw:style-name="fr1" draw:name="Frame69" text:anchor-type="paragraph" svg:width="3.0417in" draw:z-index="68"><draw:text-box fo:min-height="0.0161in"><text:p text:style-name="Text_20_body">@ btn-color-predeterminado</text:p></draw:text-box></draw:frame><draw:frame draw:style-name="fr1" draw:name="Frame70" text:anchor-type="paragraph" svg:width="3.0417in" draw:z-index="69"><draw:text-box fo:min-height="0.0161in"><text:p text:style-name="Text_20_body">@ btn-default-bg</text:p></draw:text-box></draw:frame><draw:frame draw:style-name="fr1" draw:name="Frame71" text:anchor-type="paragraph" svg:width="3.0417in" draw:z-index="70"><draw:text-box fo:min-height="0.0161in"><text:p text:style-name="Text_20_body">@ btn-default-border</text:p></draw:text-box></draw:frame><draw:frame draw:style-name="fr1" draw:name="Frame72" text:anchor-type="paragraph" svg:width="3.0417in" draw:z-index="71"><draw:text-box fo:min-height="0.0161in"><text:p text:style-name="Text_20_body">@ btn-color-primario</text:p></draw:text-box></draw:frame><draw:frame draw:style-name="fr1" draw:name="Frame73" text:anchor-type="paragraph" svg:width="3.0417in" draw:z-index="72"><draw:text-box fo:min-height="0.0161in"><text:p text:style-name="Text_20_body">@ btn-primario-bg</text:p></draw:text-box></draw:frame><draw:frame draw:style-name="fr1" draw:name="Frame74" text:anchor-type="paragraph" svg:width="3.0417in" draw:z-index="73"><draw:text-box fo:min-height="0.0161in"><text:p text:style-name="Text_20_body">@ btn-primary-border</text:p></draw:text-box></draw:frame><draw:frame draw:style-name="fr1" draw:name="Frame75" text:anchor-type="paragraph" svg:width="3.0417in" draw:z-index="74"><draw:text-box fo:min-height="0.0161in"><text:p text:style-name="Text_20_body">@ btn-éxito-color</text:p></draw:text-box></draw:frame><draw:frame draw:style-name="fr1" draw:name="Frame76" text:anchor-type="paragraph" svg:width="3.0417in" draw:z-index="75"><draw:text-box fo:min-height="0.0161in"><text:p text:style-name="Text_20_body">@ btn-éxito-bg</text:p></draw:text-box></draw:frame><draw:frame draw:style-name="fr1" draw:name="Frame77" text:anchor-type="paragraph" svg:width="3.0417in" draw:z-index="76"><draw:text-box fo:min-height="0.0161in"><text:p text:style-name="Text_20_body">@ btn-éxito-frontera</text:p></draw:text-box></draw:frame><draw:frame draw:style-name="fr1" draw:name="Frame78" text:anchor-type="paragraph" svg:width="3.0417in" draw:z-index="77"><draw:text-box fo:min-height="0.0161in"><text:p text:style-name="Text_20_body">@ btn-info-color</text:p></draw:text-box></draw:frame><draw:frame draw:style-name="fr1" draw:name="Frame79" text:anchor-type="paragraph" svg:width="3.0417in" draw:z-index="78"><draw:text-box fo:min-height="0.0161in"><text:p text:style-name="Text_20_body">@ btn-info-bg</text:p></draw:text-box></draw:frame><draw:frame draw:style-name="fr1" draw:name="Frame80" text:anchor-type="paragraph" svg:width="3.0417in" draw:z-index="79"><draw:text-box fo:min-height="0.0161in"><text:p text:style-name="Text_20_body">@ btn-info-border</text:p></draw:text-box></draw:frame><draw:frame draw:style-name="fr1" draw:name="Frame81" text:anchor-type="paragraph" svg:width="3.0417in" draw:z-index="80"><draw:text-box fo:min-height="0.0161in"><text:p text:style-name="Text_20_body">@ btn-color-de-advertencia</text:p></draw:text-box></draw:frame><draw:frame draw:style-name="fr1" draw:name="Frame82" text:anchor-type="paragraph" svg:width="3.0417in" draw:z-index="81"><draw:text-box fo:min-height="0.0161in"><text:p text:style-name="Text_20_body">@ btn-advertencia-bg</text:p></draw:text-box></draw:frame><draw:frame draw:style-name="fr1" draw:name="Frame83" text:anchor-type="paragraph" svg:width="3.0417in" draw:z-index="82"><draw:text-box fo:min-height="0.0161in"><text:p text:style-name="Text_20_body">@ btn-warning-border</text:p></draw:text-box></draw:frame><draw:frame draw:style-name="fr1" draw:name="Frame84" text:anchor-type="paragraph" svg:width="3.0417in" draw:z-index="83"><draw:text-box fo:min-height="0.0161in"><text:p text:style-name="Text_20_body">@ btn-peligro-color</text:p></draw:text-box></draw:frame><draw:frame draw:style-name="fr1" draw:name="Frame85" text:anchor-type="paragraph" svg:width="3.0417in" draw:z-index="84"><draw:text-box fo:min-height="0.0161in"><text:p text:style-name="Text_20_body">@ btn-peligro-bg</text:p></draw:text-box></draw:frame><draw:frame draw:style-name="fr1" draw:name="Frame86" text:anchor-type="paragraph" svg:width="3.0417in" draw:z-index="85"><draw:text-box fo:min-height="0.0161in"><text:p text:style-name="Text_20_body">@ btn-peligro-frontera</text:p></draw:text-box></draw:frame><draw:frame draw:style-name="fr1" draw:name="Frame87" text:anchor-type="paragraph" svg:width="3.0417in" draw:z-index="86"><draw:text-box fo:min-height="0.0161in"><text:p text:style-name="Text_20_body">@ btn-link-disabled-color</text:p></draw:text-box></draw:frame><draw:frame draw:style-name="fr1" draw:name="Frame88" text:anchor-type="paragraph" svg:width="3.0417in" draw:z-index="87"><draw:text-box fo:min-height="0.0161in"><text:p text:style-name="Text_20_body">@ btn-border-radius-base</text:p></draw:text-box></draw:frame><draw:frame draw:style-name="fr1" draw:name="Frame89" text:anchor-type="paragraph" svg:width="3.0417in" draw:z-index="88"><draw:text-box fo:min-height="0.0161in"><text:p text:style-name="Text_20_body">@ btn-border-radius-large</text:p></draw:text-box></draw:frame><draw:frame draw:style-name="fr1" draw:name="Frame90" text:anchor-type="paragraph" svg:width="3.0417in" draw:z-index="89"><draw:text-box fo:min-height="0.0161in"><text:p text:style-name="Text_20_body">@ btn-border-radius-small</text:p></draw:text-box></draw:frame><text:bookmark text:name="forms"/>Formularios</text:h>
      <text:h text:style-name="P24" text:outline-level="2"><draw:frame draw:style-name="fr1" draw:name="Frame91" text:anchor-type="paragraph" svg:width="3.0417in" draw:z-index="90"><draw:text-box fo:min-height="0.0161in"><text:p text:style-name="Text_20_body">@ input-bg</text:p><text:p text:style-name="P15"><text:bookmark text:name="help-block-@input-bg"/><text:span text:style-name="Source_20_Text"><text:span text:style-name="T7">&lt;input&gt;</text:span></text:span><text:span text:style-name="T15"> color de fondo</text:span></text:p></draw:text-box></draw:frame><draw:frame draw:style-name="fr1" draw:name="Frame92" text:anchor-type="paragraph" svg:width="3.0417in" draw:z-index="91"><draw:text-box fo:min-height="0.0161in"><text:p text:style-name="Text_20_body">@ input-bg-disabled</text:p><text:p text:style-name="P15"><text:bookmark text:name="help-block-@input-bg-disabled"/><text:span text:style-name="Source_20_Text"><text:span text:style-name="T7">&lt;input disabled&gt;</text:span></text:span><text:span text:style-name="T15"> color de fondo</text:span></text:p></draw:text-box></draw:frame><draw:frame draw:style-name="fr1" draw:name="Frame93" text:anchor-type="paragraph" svg:width="3.0417in" draw:z-index="92"><draw:text-box fo:min-height="0.0161in"><text:p text:style-name="Text_20_body">@ input-color</text:p><text:p text:style-name="P15"><text:bookmark text:name="help-block-@input-color"/><text:span text:style-name="T15">Color de texto para </text:span><text:span text:style-name="Source_20_Text"><text:span text:style-name="T7">&lt;input&gt;</text:span></text:span><text:span text:style-name="T15">s</text:span></text:p></draw:text-box></draw:frame><draw:frame draw:style-name="fr1" draw:name="Frame94" text:anchor-type="paragraph" svg:width="3.0417in" draw:z-index="93"><draw:text-box fo:min-height="0.0161in"><text:p text:style-name="Text_20_body">@ input-border</text:p><text:p text:style-name="P15"><text:bookmark text:name="help-block-@input-border"/><text:span text:style-name="Source_20_Text"><text:span text:style-name="T7">&lt;input&gt;</text:span></text:span><text:span text:style-name="T15"> color del borde</text:span></text:p></draw:text-box></draw:frame><draw:frame draw:style-name="fr1" draw:name="Frame95" text:anchor-type="paragraph" svg:width="3.0417in" draw:z-index="94"><draw:text-box fo:min-height="0.0161in"><text:p text:style-name="Text_20_body">@ input-border-radius</text:p><text:p text:style-name="P15"><text:bookmark text:name="help-block-@input-border-radius"/><text:span text:style-name="Source_20_Text"><text:span text:style-name="T7">.form-control</text:span></text:span><text:span text:style-name="T15">Radio de borde predeterminado</text:span></text:p></draw:text-box></draw:frame><draw:frame draw:style-name="fr1" draw:name="Frame96" text:anchor-type="paragraph" svg:width="3.0417in" draw:z-index="95"><draw:text-box fo:min-height="0.0161in"><text:p text:style-name="Text_20_body">@ input-border-radius-large</text:p><text:p text:style-name="P15"><text:bookmark text:name="help-block-@input-border-radius-large"/><text:span text:style-name="T15">Gran </text:span><text:span text:style-name="Source_20_Text"><text:span text:style-name="T7">.form-control</text:span></text:span><text:span text:style-name="T15">radio de borde</text:span></text:p></draw:text-box></draw:frame><draw:frame draw:style-name="fr1" draw:name="Frame97" text:anchor-type="paragraph" svg:width="3.0417in" draw:z-index="96"><draw:text-box fo:min-height="0.0161in"><text:p text:style-name="Text_20_body">@ input-border-radius-small</text:p><text:p text:style-name="P15"><text:bookmark text:name="help-block-@input-border-radius-small"/><text:span text:style-name="Source_20_Text"><text:span text:style-name="T7">.form-control</text:span></text:span><text:span text:style-name="T15">Radio de borde pequeño</text:span></text:p></draw:text-box></draw:frame><draw:frame draw:style-name="fr1" draw:name="Frame98" text:anchor-type="paragraph" svg:width="3.0417in" draw:z-index="97"><draw:text-box fo:min-height="0.0161in"><text:p text:style-name="Text_20_body">@ input-border-focus</text:p><text:p text:style-name="P16"><text:bookmark text:name="help-block-@input-border-focus"/>Color de borde para entradas enfocadas</text:p></draw:text-box></draw:frame><draw:frame draw:style-name="fr1" draw:name="Frame99" text:anchor-type="paragraph" svg:width="3.0417in" draw:z-index="98"><draw:text-box fo:min-height="0.0161in"><text:p text:style-name="Text_20_body">@ input-color-placeholder</text:p><text:p text:style-name="P16"><text:bookmark text:name="help-block-@input-color-placeholder"/>Color del texto del marcador de posición</text:p></draw:text-box></draw:frame><draw:frame draw:style-name="fr1" draw:name="Frame100" text:anchor-type="paragraph" svg:width="3.0417in" draw:z-index="99"><draw:text-box fo:min-height="0.0161in"><text:p text:style-name="Text_20_body">@ input-height-base</text:p><text:p text:style-name="P15"><text:bookmark text:name="help-block-@input-height-base"/><text:span text:style-name="Source_20_Text"><text:span text:style-name="T7">.form-control</text:span></text:span><text:span text:style-name="T15">Altura predeterminada</text:span></text:p></draw:text-box></draw:frame><draw:frame draw:style-name="fr1" draw:name="Frame101" text:anchor-type="paragraph" svg:width="3.0417in" draw:z-index="100"><draw:text-box fo:min-height="0.0161in"><text:p text:style-name="Text_20_body">@ input-height-large</text:p><text:p text:style-name="P15"><text:bookmark text:name="help-block-@input-height-large"/><text:span text:style-name="T15">Gran </text:span><text:span text:style-name="Source_20_Text"><text:span text:style-name="T7">.form-control</text:span></text:span><text:span text:style-name="T15">altura</text:span></text:p></draw:text-box></draw:frame><draw:frame draw:style-name="fr1" draw:name="Frame102" text:anchor-type="paragraph" svg:width="3.0417in" draw:z-index="101"><draw:text-box fo:min-height="0.0161in"><text:p text:style-name="Text_20_body">@ input-height-small</text:p><text:p text:style-name="P15"><text:bookmark text:name="help-block-@input-height-small"/><text:span text:style-name="T15">Pequeña </text:span><text:span text:style-name="Source_20_Text"><text:span text:style-name="T7">.form-control</text:span></text:span><text:span text:style-name="T15">altura</text:span></text:p></draw:text-box></draw:frame><draw:frame draw:style-name="fr1" draw:name="Frame103" text:anchor-type="paragraph" svg:width="3.0417in" draw:z-index="102"><draw:text-box fo:min-height="0.0161in"><text:p text:style-name="Text_20_body">@ form-group-margin-bottom</text:p><text:p text:style-name="P15"><text:bookmark text:name="help-block-@form-group-margin-bottom"/><text:span text:style-name="Source_20_Text"><text:span text:style-name="T7">.form-group</text:span></text:span><text:span text:style-name="T15"> margen</text:span></text:p></draw:text-box></draw:frame><draw:frame draw:style-name="fr1" draw:name="Frame104" text:anchor-type="paragraph" svg:width="3.0417in" draw:z-index="103"><draw:text-box fo:min-height="0.0161in"><text:p text:style-name="Text_20_body">@ leyenda-color</text:p></draw:text-box></draw:frame><draw:frame draw:style-name="fr1" draw:name="Frame105" text:anchor-type="paragraph" svg:width="3.0417in" draw:z-index="104"><draw:text-box fo:min-height="0.0161in"><text:p text:style-name="Text_20_body">@ legend-border-color</text:p></draw:text-box></draw:frame><draw:frame draw:style-name="fr1" draw:name="Frame106" text:anchor-type="paragraph" svg:width="3.0417in" draw:z-index="105"><draw:text-box fo:min-height="0.0161in"><text:p text:style-name="Text_20_body">@ input-group-addon-bg</text:p><text:p text:style-name="P16"><text:bookmark text:name="help-block-@input-group-addon-bg"/>Color de fondo para complementos de entrada de texto</text:p></draw:text-box></draw:frame><draw:frame draw:style-name="fr1" draw:name="Frame107" text:anchor-type="paragraph" svg:width="3.0417in" draw:z-index="106"><draw:text-box fo:min-height="0.0161in"><text:p text:style-name="Text_20_body">@ input-group-addon-border-color</text:p><text:p text:style-name="P16"><text:bookmark text:name="help-block-@input-group-addon-border-color"/>Color de borde para complementos de entrada de texto</text:p></draw:text-box></draw:frame><draw:frame draw:style-name="fr1" draw:name="Frame108" text:anchor-type="paragraph" svg:width="3.0417in" draw:z-index="107"><draw:text-box fo:min-height="0.0161in"><text:p text:style-name="Text_20_body">@ cursor-desactivado</text:p><text:p text:style-name="P16"><text:bookmark text:name="help-block-@cursor-disabled"/>Cursor desactivado para botones y controles de formulario.</text:p></draw:text-box></draw:frame><text:bookmark text:name="dropdowns"/>Listas deplegables</text:h>
      <text:p text:style-name="P11">Contenedor y contenido del menú desplegable.</text:p>
      <text:h text:style-name="P24" text:outline-level="2"><draw:frame draw:style-name="fr1" draw:name="Frame109" text:anchor-type="paragraph" svg:width="3.0417in" draw:z-index="108"><draw:text-box fo:min-height="0.0161in"><text:p text:style-name="Text_20_body">@ dropdown-bg</text:p><text:p text:style-name="P16"><text:bookmark text:name="help-block-@dropdown-bg"/>Fondo para el menú desplegable.</text:p></draw:text-box></draw:frame><draw:frame draw:style-name="fr1" draw:name="Frame110" text:anchor-type="paragraph" svg:width="3.0417in" draw:z-index="109"><draw:text-box fo:min-height="0.0161in"><text:p text:style-name="Text_20_body">@ dropdown-border</text:p><text:p text:style-name="P15"><text:bookmark text:name="help-block-@dropdown-border"/><text:span text:style-name="T15">Menú desplegable </text:span><text:span text:style-name="Source_20_Text"><text:span text:style-name="T7">border-color</text:span></text:span><text:span text:style-name="T15">.</text:span></text:p></draw:text-box></draw:frame><draw:frame draw:style-name="fr1" draw:name="Frame111" text:anchor-type="paragraph" svg:width="3.0417in" draw:z-index="110"><draw:text-box fo:min-height="0.0161in"><text:p text:style-name="Text_20_body">@ dropdown-fallback-border</text:p><text:p text:style-name="P15"><text:bookmark text:name="help-block-@dropdown-fallback-border"/><text:span text:style-name="T15">Menú desplegable </text:span><text:span text:style-name="Source_20_Text"><text:span text:style-name="T7">border-color</text:span></text:span><text:span text:style-name="T15"> </text:span><text:span text:style-name="Strong_20_Emphasis"><text:span text:style-name="T16">para IE8</text:span></text:span><text:span text:style-name="T15"> .</text:span></text:p></draw:text-box></draw:frame><draw:frame draw:style-name="fr1" draw:name="Frame112" text:anchor-type="paragraph" svg:width="3.0417in" draw:z-index="111"><draw:text-box fo:min-height="0.0161in"><text:p text:style-name="Text_20_body">@ dropdown-divider-bg</text:p><text:p text:style-name="P16"><text:bookmark text:name="help-block-@dropdown-divider-bg"/>Color del divisor entre elementos desplegables.</text:p></draw:text-box></draw:frame><draw:frame draw:style-name="fr1" draw:name="Frame113" text:anchor-type="paragraph" svg:width="3.0417in" draw:z-index="112"><draw:text-box fo:min-height="0.0161in"><text:p text:style-name="Text_20_body">@ dropdown-link-color</text:p><text:p text:style-name="P16"><text:bookmark text:name="help-block-@dropdown-link-color"/>Color del texto del enlace desplegable.</text:p></draw:text-box></draw:frame><draw:frame draw:style-name="fr1" draw:name="Frame114" text:anchor-type="paragraph" svg:width="3.0417in" draw:z-index="113"><draw:text-box fo:min-height="0.0161in"><text:p text:style-name="Text_20_body">@ dropdown-link-hover-color</text:p><text:p text:style-name="P16"><text:bookmark text:name="help-block-@dropdown-link-hover-color"/>Coloca el cursor sobre el color de los enlaces desplegables.</text:p></draw:text-box></draw:frame><draw:frame draw:style-name="fr1" draw:name="Frame115" text:anchor-type="paragraph" svg:width="3.0417in" draw:z-index="114"><draw:text-box fo:min-height="0.0161in"><text:p text:style-name="Text_20_body">@ dropdown-link-hover-bg</text:p><text:p text:style-name="P16"><text:bookmark text:name="help-block-@dropdown-link-hover-bg"/>Coloca el cursor sobre el fondo para ver los enlaces desplegables.</text:p></draw:text-box></draw:frame><draw:frame draw:style-name="fr1" draw:name="Frame116" text:anchor-type="paragraph" svg:width="3.0417in" draw:z-index="115"><draw:text-box fo:min-height="0.0161in"><text:p text:style-name="Text_20_body">@ dropdown-link-active-color</text:p><text:p text:style-name="P16"><text:bookmark text:name="help-block-@dropdown-link-active-color"/>Color del texto del elemento del menú desplegable activo.</text:p></draw:text-box></draw:frame><draw:frame draw:style-name="fr1" draw:name="Frame117" text:anchor-type="paragraph" svg:width="3.0417in" draw:z-index="116"><draw:text-box fo:min-height="0.0161in"><text:p text:style-name="Text_20_body">@ dropdown-link-active-bg</text:p><text:p text:style-name="P16"><text:bookmark text:name="help-block-@dropdown-link-active-bg"/>Color de fondo del elemento del menú desplegable activo.</text:p></draw:text-box></draw:frame><draw:frame draw:style-name="fr1" draw:name="Frame118" text:anchor-type="paragraph" svg:width="3.0417in" draw:z-index="117"><draw:text-box fo:min-height="0.0161in"><text:p text:style-name="Text_20_body">@ dropdown-link-disabled-color</text:p><text:p text:style-name="P16"><text:bookmark text:name="help-block-@dropdown-link-disabled-color"/>Color de fondo del elemento del menú desplegable deshabilitado.</text:p></draw:text-box></draw:frame><draw:frame draw:style-name="fr1" draw:name="Frame119" text:anchor-type="paragraph" svg:width="3.0417in" draw:z-index="118"><draw:text-box fo:min-height="0.0161in"><text:p text:style-name="Text_20_body">@ dropdown-header-color</text:p><text:p text:style-name="P16"><text:bookmark text:name="help-block-@dropdown-header-color"/>Color de texto para encabezados dentro de menús desplegables.</text:p></draw:text-box></draw:frame><draw:frame draw:style-name="fr1" draw:name="Frame120" text:anchor-type="paragraph" svg:width="3.0417in" draw:z-index="119"><draw:text-box fo:min-height="0.0161in"><text:p text:style-name="Text_20_body">@ dropdown-caret-color</text:p><text:p text:style-name="P15"><text:bookmark text:name="help-block-@dropdown-caret-color"/><text:span text:style-name="T15">En desuso a </text:span><text:span text:style-name="Source_20_Text"><text:span text:style-name="T7">@dropdown-caret-color</text:span></text:span><text:span text:style-name="T15">partir de v3.1.0</text:span></text:p></draw:text-box></draw:frame><text:bookmark text:name="media-queries-breakpoints"/><text:soft-page-break/>Puntos de interrupción de consultas de medios</text:h>
      <text:p text:style-name="P11">Defina los puntos de interrupción en los que cambiará su diseño, adaptándose a diferentes tamaños de pantalla.</text:p>
      <text:h text:style-name="P24" text:outline-level="2"><draw:frame draw:style-name="fr1" draw:name="Frame121" text:anchor-type="paragraph" svg:width="3.0417in" draw:z-index="120"><draw:text-box fo:min-height="0.0161in"><text:p text:style-name="Text_20_body">@ pantalla-xs</text:p><text:p text:style-name="P15"><text:bookmark text:name="help-block-@screen-xs"/><text:span text:style-name="T15">En </text:span><text:span text:style-name="Source_20_Text"><text:span text:style-name="T7">@screen-xs</text:span></text:span><text:span text:style-name="T15">desuso a partir de v3.0.1</text:span></text:p></draw:text-box></draw:frame><draw:frame draw:style-name="fr1" draw:name="Frame122" text:anchor-type="paragraph" svg:width="3.0417in" draw:z-index="121"><draw:text-box fo:min-height="0.0161in"><text:p text:style-name="Text_20_body">@ pantalla-xs-min</text:p><text:p text:style-name="P15"><text:bookmark text:name="help-block-@screen-xs-min"/><text:span text:style-name="T15">En </text:span><text:span text:style-name="Source_20_Text"><text:span text:style-name="T7">@screen-xs-min</text:span></text:span><text:span text:style-name="T15">desuso a partir de v3.2.0</text:span></text:p></draw:text-box></draw:frame><draw:frame draw:style-name="fr1" draw:name="Frame123" text:anchor-type="paragraph" svg:width="3.0417in" draw:z-index="122"><draw:text-box fo:min-height="0.0161in"><text:p text:style-name="Text_20_body">@ pantalla-teléfono</text:p><text:p text:style-name="P15"><text:bookmark text:name="help-block-@screen-phone"/><text:span text:style-name="T15">En </text:span><text:span text:style-name="Source_20_Text"><text:span text:style-name="T7">@screen-phone</text:span></text:span><text:span text:style-name="T15">desuso a partir de v3.0.1</text:span></text:p></draw:text-box></draw:frame><draw:frame draw:style-name="fr1" draw:name="Frame124" text:anchor-type="paragraph" svg:width="3.0417in" draw:z-index="123"><draw:text-box fo:min-height="0.0161in"><text:p text:style-name="Text_20_body">@ pantalla-sm</text:p><text:p text:style-name="P15"><text:bookmark text:name="help-block-@screen-sm"/><text:span text:style-name="T15">En </text:span><text:span text:style-name="Source_20_Text"><text:span text:style-name="T7">@screen-sm</text:span></text:span><text:span text:style-name="T15">desuso a partir de v3.0.1</text:span></text:p></draw:text-box></draw:frame><draw:frame draw:style-name="fr1" draw:name="Frame125" text:anchor-type="paragraph" svg:width="3.0417in" draw:z-index="124"><draw:text-box fo:min-height="0.0161in"><text:p text:style-name="Text_20_body">@ pantalla-sm-min</text:p></draw:text-box></draw:frame><draw:frame draw:style-name="fr1" draw:name="Frame126" text:anchor-type="paragraph" svg:width="3.0417in" draw:z-index="125"><draw:text-box fo:min-height="0.0161in"><text:p text:style-name="Text_20_body">@ pantalla-tableta</text:p><text:p text:style-name="P15"><text:bookmark text:name="help-block-@screen-tablet"/><text:span text:style-name="T15">En </text:span><text:span text:style-name="Source_20_Text"><text:span text:style-name="T7">@screen-tablet</text:span></text:span><text:span text:style-name="T15">desuso a partir de v3.0.1</text:span></text:p></draw:text-box></draw:frame><draw:frame draw:style-name="fr1" draw:name="Frame127" text:anchor-type="paragraph" svg:width="3.0417in" draw:z-index="126"><draw:text-box fo:min-height="0.0161in"><text:p text:style-name="Text_20_body">@ pantalla-md</text:p><text:p text:style-name="P15"><text:bookmark text:name="help-block-@screen-md"/><text:span text:style-name="T15">En </text:span><text:span text:style-name="Source_20_Text"><text:span text:style-name="T7">@screen-md</text:span></text:span><text:span text:style-name="T15">desuso a partir de v3.0.1</text:span></text:p></draw:text-box></draw:frame><draw:frame draw:style-name="fr1" draw:name="Frame128" text:anchor-type="paragraph" svg:width="3.0417in" draw:z-index="127"><draw:text-box fo:min-height="0.0161in"><text:p text:style-name="Text_20_body">@ pantalla-md-min</text:p></draw:text-box></draw:frame><draw:frame draw:style-name="fr1" draw:name="Frame129" text:anchor-type="paragraph" svg:width="3.0417in" draw:z-index="128"><draw:text-box fo:min-height="0.0161in"><text:p text:style-name="Text_20_body">@ pantalla-escritorio</text:p><text:p text:style-name="P15"><text:bookmark text:name="help-block-@screen-desktop"/><text:span text:style-name="T15">En </text:span><text:span text:style-name="Source_20_Text"><text:span text:style-name="T7">@screen-desktop</text:span></text:span><text:span text:style-name="T15">desuso a partir de v3.0.1</text:span></text:p></draw:text-box></draw:frame><draw:frame draw:style-name="fr1" draw:name="Frame130" text:anchor-type="paragraph" svg:width="3.0417in" draw:z-index="129"><draw:text-box fo:min-height="0.0161in"><text:p text:style-name="Text_20_body">@ pantalla-lg</text:p><text:p text:style-name="P15"><text:bookmark text:name="help-block-@screen-lg"/><text:span text:style-name="T15">En </text:span><text:span text:style-name="Source_20_Text"><text:span text:style-name="T7">@screen-lg</text:span></text:span><text:span text:style-name="T15">desuso a partir de v3.0.1</text:span></text:p></draw:text-box></draw:frame><draw:frame draw:style-name="fr1" draw:name="Frame131" text:anchor-type="paragraph" svg:width="3.0417in" draw:z-index="130"><draw:text-box fo:min-height="0.0161in"><text:p text:style-name="Text_20_body">@ pantalla-lg-min</text:p></draw:text-box></draw:frame><draw:frame draw:style-name="fr1" draw:name="Frame132" text:anchor-type="paragraph" svg:width="3.0417in" draw:z-index="131"><draw:text-box fo:min-height="0.0161in"><text:p text:style-name="Text_20_body">@ pantalla-lg-escritorio</text:p><text:p text:style-name="P15"><text:bookmark text:name="help-block-@screen-lg-desktop"/><text:span text:style-name="T15">En </text:span><text:span text:style-name="Source_20_Text"><text:span text:style-name="T7">@screen-lg-desktop</text:span></text:span><text:span text:style-name="T15">desuso a partir de v3.0.1</text:span></text:p></draw:text-box></draw:frame><draw:frame draw:style-name="fr1" draw:name="Frame133" text:anchor-type="paragraph" svg:width="3.0417in" draw:z-index="132"><draw:text-box fo:min-height="0.0161in"><text:p text:style-name="Text_20_body">@ pantalla-xs-max</text:p></draw:text-box></draw:frame><draw:frame draw:style-name="fr1" draw:name="Frame134" text:anchor-type="paragraph" svg:width="3.0417in" draw:z-index="133"><draw:text-box fo:min-height="0.0161in"><text:p text:style-name="Text_20_body">@ pantalla-sm-max</text:p></draw:text-box></draw:frame><draw:frame draw:style-name="fr1" draw:name="Frame135" text:anchor-type="paragraph" svg:width="3.0417in" draw:z-index="134"><draw:text-box fo:min-height="0.0161in"><text:p text:style-name="Text_20_body">@ pantalla-md-max</text:p></draw:text-box></draw:frame><text:bookmark text:name="grid-system"/>Sistema de red</text:h>
      <text:p text:style-name="P11">Defina su cuadrícula de respuesta personalizada.</text:p>
      <text:h text:style-name="P24" text:outline-level="2"><draw:frame draw:style-name="fr1" draw:name="Frame136" text:anchor-type="paragraph" svg:width="3.0417in" draw:z-index="135"><draw:text-box fo:min-height="0.0161in"><text:p text:style-name="Text_20_body">@ columnas-cuadrícula</text:p><text:p text:style-name="P16"><text:bookmark text:name="help-block-@grid-columns"/>Número de columnas en la cuadrícula.</text:p></draw:text-box></draw:frame><draw:frame draw:style-name="fr1" draw:name="Frame137" text:anchor-type="paragraph" svg:width="3.0417in" draw:z-index="136"><draw:text-box fo:min-height="0.0161in"><text:p text:style-name="Text_20_body">@ grid-gutter-width</text:p><text:p text:style-name="P16"><text:bookmark text:name="help-block-@grid-gutter-width"/>Relleno entre columnas. Se divide por la mitad para la izquierda y la derecha.</text:p></draw:text-box></draw:frame><draw:frame draw:style-name="fr1" draw:name="Frame138" text:anchor-type="paragraph" svg:width="3.0417in" draw:z-index="137"><draw:text-box fo:min-height="0.0161in"><text:p text:style-name="Text_20_body">@ grid-float-breakpoint</text:p><text:p text:style-name="P16"><text:bookmark text:name="help-block-@grid-float-breakpoint"/>Punto en el que la barra de navegación no se contrae.</text:p></draw:text-box></draw:frame><draw:frame draw:style-name="fr1" draw:name="Frame139" text:anchor-type="paragraph" svg:width="3.0417in" draw:z-index="138"><draw:text-box fo:min-height="0.0161in"><text:p text:style-name="Text_20_body">@ grid-float-breakpoint-max</text:p><text:p text:style-name="P16"><text:bookmark text:name="help-block-@grid-float-breakpoint-max"/>Punto en el que la barra de navegación comienza a colapsar.</text:p></draw:text-box></draw:frame><text:bookmark text:name="container-sizes"/>Tamaños de contenedores</text:h>
      <text:p text:style-name="P12"><text:span text:style-name="T17">Defina el ancho máximo de </text:span><text:span text:style-name="Source_20_Text"><text:span text:style-name="T18">.container</text:span></text:span><text:span text:style-name="T17">para diferentes tamaños de pantalla.</text:span></text:p>
      <text:h text:style-name="P24" text:outline-level="2"><draw:frame draw:style-name="fr1" draw:name="Frame140" text:anchor-type="paragraph" svg:width="3.0417in" draw:z-index="139"><draw:text-box fo:min-height="0.0161in"><text:p text:style-name="Text_20_body">@ contenedor-tableta</text:p></draw:text-box></draw:frame><draw:frame draw:style-name="fr1" draw:name="Frame141" text:anchor-type="paragraph" svg:width="3.0417in" draw:z-index="140"><draw:text-box fo:min-height="0.0161in"><text:p text:style-name="Text_20_body">@ contenedor-sm</text:p><text:p text:style-name="P15"><text:bookmark text:name="help-block-@container-sm"/><text:span text:style-name="T15">Por </text:span><text:span text:style-name="Source_20_Text"><text:span text:style-name="T7">@screen-sm-min</text:span></text:span><text:span text:style-name="T15">y más.</text:span></text:p></draw:text-box></draw:frame><draw:frame draw:style-name="fr1" draw:name="Frame142" text:anchor-type="paragraph" svg:width="3.0417in" draw:z-index="141"><draw:text-box fo:min-height="0.0161in"><text:p text:style-name="Text_20_body">@ contenedor-escritorio</text:p></draw:text-box></draw:frame><draw:frame draw:style-name="fr1" draw:name="Frame143" text:anchor-type="paragraph" svg:width="3.0417in" draw:z-index="142"><draw:text-box fo:min-height="0.0161in"><text:p text:style-name="Text_20_body">@ contenedor-md</text:p><text:p text:style-name="P15"><text:bookmark text:name="help-block-@container-md"/><text:span text:style-name="T15">Por </text:span><text:span text:style-name="Source_20_Text"><text:span text:style-name="T7">@screen-md-min</text:span></text:span><text:span text:style-name="T15">y más.</text:span></text:p></draw:text-box></draw:frame><draw:frame draw:style-name="fr1" draw:name="Frame144" text:anchor-type="paragraph" svg:width="3.0417in" draw:z-index="143"><draw:text-box fo:min-height="0.0161in"><text:p text:style-name="Text_20_body">@ contenedor-escritorio-grande</text:p></draw:text-box></draw:frame><draw:frame draw:style-name="fr1" draw:name="Frame145" text:anchor-type="paragraph" svg:width="3.0417in" draw:z-index="144"><draw:text-box fo:min-height="0.0161in"><text:p text:style-name="Text_20_body">@ contenedor-lg</text:p><text:p text:style-name="P15"><text:bookmark text:name="help-block-@container-lg"/><text:span text:style-name="T15">Por </text:span><text:span text:style-name="Source_20_Text"><text:span text:style-name="T7">@screen-lg-min</text:span></text:span><text:span text:style-name="T15">y más.</text:span></text:p></draw:text-box></draw:frame><text:bookmark text:name="navbar"/>Barra de navegación</text:h>
      <text:h text:style-name="P27" text:outline-level="3"><draw:frame draw:style-name="fr1" draw:name="Frame146" text:anchor-type="paragraph" svg:width="3.0417in" draw:z-index="145"><draw:text-box fo:min-height="0.0161in"><text:p text:style-name="Text_20_body">@ navbar-height</text:p></draw:text-box></draw:frame><draw:frame draw:style-name="fr1" draw:name="Frame147" text:anchor-type="paragraph" svg:width="3.0417in" draw:z-index="146"><draw:text-box fo:min-height="0.0161in"><text:p text:style-name="Text_20_body">@ navbar-margin-bottom</text:p></draw:text-box></draw:frame><draw:frame draw:style-name="fr1" draw:name="Frame148" text:anchor-type="paragraph" svg:width="3.0417in" draw:z-index="147"><draw:text-box fo:min-height="0.0161in"><text:p text:style-name="Text_20_body">@ navbar-border-radius</text:p></draw:text-box></draw:frame><draw:frame draw:style-name="fr1" draw:name="Frame149" text:anchor-type="paragraph" svg:width="3.0417in" draw:z-index="148"><draw:text-box fo:min-height="0.0161in"><text:p text:style-name="Text_20_body">@ navbar-padding-horizontal</text:p></draw:text-box></draw:frame><draw:frame draw:style-name="fr1" draw:name="Frame150" text:anchor-type="paragraph" svg:width="3.0417in" draw:z-index="149"><draw:text-box fo:min-height="0.0161in"><text:p text:style-name="Text_20_body">@ navbar-padding-vertical</text:p></draw:text-box></draw:frame><draw:frame draw:style-name="fr1" draw:name="Frame151" text:anchor-type="paragraph" svg:width="3.0417in" draw:z-index="150"><draw:text-box fo:min-height="0.0161in"><text:p text:style-name="Text_20_body">@ navbar-collapse-max-height</text:p></draw:text-box></draw:frame><draw:frame draw:style-name="fr1" draw:name="Frame152" text:anchor-type="paragraph" svg:width="3.0417in" draw:z-index="151"><draw:text-box fo:min-height="0.0161in"><text:p text:style-name="Text_20_body">@ navbar-color-predeterminado</text:p></draw:text-box></draw:frame><draw:frame draw:style-name="fr1" draw:name="Frame153" text:anchor-type="paragraph" svg:width="3.0417in" draw:z-index="152"><draw:text-box fo:min-height="0.0161in"><text:p text:style-name="Text_20_body">@ navbar-default-bg</text:p></draw:text-box></draw:frame><draw:frame draw:style-name="fr1" draw:name="Frame154" text:anchor-type="paragraph" svg:width="3.0417in" draw:z-index="153"><draw:text-box fo:min-height="0.0161in"><text:p text:style-name="Text_20_body">@ navbar-default-border</text:p></draw:text-box></draw:frame><draw:frame draw:style-name="fr1" draw:name="Frame155" text:anchor-type="paragraph" svg:width="3.0417in" draw:z-index="154"><draw:text-box fo:min-height="0.0161in"><text:p text:style-name="Text_20_body">@ navbar-default-link-color</text:p></draw:text-box></draw:frame><draw:frame draw:style-name="fr1" draw:name="Frame156" text:anchor-type="paragraph" svg:width="3.0417in" draw:z-index="155"><draw:text-box fo:min-height="0.0161in"><text:p text:style-name="Text_20_body">@ navbar-default-link-hover-color</text:p></draw:text-box></draw:frame><draw:frame draw:style-name="fr1" draw:name="Frame157" text:anchor-type="paragraph" svg:width="3.0417in" draw:z-index="156"><draw:text-box fo:min-height="0.0161in"><text:p text:style-name="Text_20_body">@ navbar-enlace-predeterminado-hover-bg</text:p></draw:text-box></draw:frame><draw:frame draw:style-name="fr1" draw:name="Frame158" text:anchor-type="paragraph" svg:width="3.0417in" draw:z-index="157"><draw:text-box fo:min-height="0.0161in"><text:p text:style-name="Text_20_body">@ navbar-default-link-active-color</text:p></draw:text-box></draw:frame><draw:frame draw:style-name="fr1" draw:name="Frame159" text:anchor-type="paragraph" svg:width="3.0417in" draw:z-index="158"><draw:text-box fo:min-height="0.0161in"><text:p text:style-name="Text_20_body">@ navbar-enlace-predeterminado-activo-bg</text:p></draw:text-box></draw:frame><draw:frame draw:style-name="fr1" draw:name="Frame160" text:anchor-type="paragraph" svg:width="3.0417in" draw:z-index="159"><draw:text-box fo:min-height="0.0161in"><text:p text:style-name="Text_20_body">@ navbar-default-link-disabled-color</text:p></draw:text-box></draw:frame><draw:frame draw:style-name="fr1" draw:name="Frame161" text:anchor-type="paragraph" svg:width="3.0417in" draw:z-index="160"><draw:text-box fo:min-height="0.0161in"><text:p text:style-name="Text_20_body">@ navbar-default-link-disabled-bg</text:p></draw:text-box></draw:frame><draw:frame draw:style-name="fr1" draw:name="Frame162" text:anchor-type="paragraph" svg:width="3.0417in" draw:z-index="161"><draw:text-box fo:min-height="0.0161in"><text:p text:style-name="Text_20_body">@ navbar-default-brand-color</text:p></draw:text-box></draw:frame><draw:frame draw:style-name="fr1" draw:name="Frame163" text:anchor-type="paragraph" svg:width="3.0417in" draw:z-index="162"><draw:text-box fo:min-height="0.0161in"><text:p text:style-name="Text_20_body">@ navbar-default-brand-hover-color</text:p></draw:text-box></draw:frame><draw:frame draw:style-name="fr1" draw:name="Frame164" text:anchor-type="paragraph" svg:width="3.0417in" draw:z-index="163"><draw:text-box fo:min-height="0.0161in"><text:p text:style-name="Text_20_body">@ navbar-default-brand-hover-bg</text:p></draw:text-box></draw:frame><draw:frame draw:style-name="fr1" draw:name="Frame165" text:anchor-type="paragraph" svg:width="3.0417in" draw:z-index="164"><draw:text-box fo:min-height="0.0161in"><text:p text:style-name="Text_20_body">@ navbar-default-toggle-hover-bg</text:p></draw:text-box></draw:frame><draw:frame draw:style-name="fr1" draw:name="Frame166" text:anchor-type="paragraph" svg:width="3.0417in" draw:z-index="165"><draw:text-box fo:min-height="0.0161in"><text:p text:style-name="Text_20_body">@ navbar-default-toggle-icon-bar-bg</text:p></draw:text-box></draw:frame><draw:frame draw:style-name="fr1" draw:name="Frame167" text:anchor-type="paragraph" svg:width="3.0417in" draw:z-index="166"><draw:text-box fo:min-height="0.0161in"><text:p text:style-name="Text_20_body">@ navbar-default-toggle-border-color</text:p></draw:text-box></draw:frame><text:bookmark text:name="inverted-navbar"/>Barra de navegación invertida</text:h>
      <text:h text:style-name="P24" text:outline-level="2"><draw:frame draw:style-name="fr1" draw:name="Frame168" text:anchor-type="paragraph" svg:width="3.0417in" draw:z-index="167"><draw:text-box fo:min-height="0.0161in"><text:p text:style-name="Text_20_body">@ navbar-color-inverso</text:p></draw:text-box></draw:frame><draw:frame draw:style-name="fr1" draw:name="Frame169" text:anchor-type="paragraph" svg:width="3.0417in" draw:z-index="168"><draw:text-box fo:min-height="0.0161in"><text:p text:style-name="Text_20_body">@ navbar-inverse-bg</text:p></draw:text-box></draw:frame><draw:frame draw:style-name="fr1" draw:name="Frame170" text:anchor-type="paragraph" svg:width="3.0417in" draw:z-index="169"><draw:text-box fo:min-height="0.0161in"><text:p text:style-name="Text_20_body">@ navbar-borde-inverso</text:p></draw:text-box></draw:frame><draw:frame draw:style-name="fr1" draw:name="Frame171" text:anchor-type="paragraph" svg:width="3.0417in" draw:z-index="170"><draw:text-box fo:min-height="0.0161in"><text:p text:style-name="Text_20_body">@ navbar-color-del-enlace-inverso</text:p></draw:text-box></draw:frame><draw:frame draw:style-name="fr1" draw:name="Frame172" text:anchor-type="paragraph" svg:width="3.0417in" draw:z-index="171"><draw:text-box fo:min-height="0.0161in"><text:p text:style-name="Text_20_body">@ navbar-inverse-link-hover-color</text:p></draw:text-box></draw:frame><draw:frame draw:style-name="fr1" draw:name="Frame173" text:anchor-type="paragraph" svg:width="3.0417in" draw:z-index="172"><draw:text-box fo:min-height="0.0161in"><text:p text:style-name="Text_20_body">@ navbar-enlace-inverso-hover-bg</text:p></draw:text-box></draw:frame><draw:frame draw:style-name="fr1" draw:name="Frame174" text:anchor-type="paragraph" svg:width="3.0417in" draw:z-index="173"><draw:text-box fo:min-height="0.0161in"><text:p text:style-name="Text_20_body">@ navbar-vínculo-inverso-color-activo</text:p></draw:text-box></draw:frame><draw:frame draw:style-name="fr1" draw:name="Frame175" text:anchor-type="paragraph" svg:width="3.0417in" draw:z-index="174"><draw:text-box fo:min-height="0.0161in"><text:p text:style-name="Text_20_body">@ navbar-vínculo-inverso-activo-bg</text:p></draw:text-box></draw:frame><draw:frame draw:style-name="fr1" draw:name="Frame176" text:anchor-type="paragraph" svg:width="3.0417in" draw:z-index="175"><draw:text-box fo:min-height="0.0161in"><text:p text:style-name="Text_20_body">@ navbar-inverse-link-disabled-color</text:p></draw:text-box></draw:frame><draw:frame draw:style-name="fr1" draw:name="Frame177" text:anchor-type="paragraph" svg:width="3.0417in" draw:z-index="176"><draw:text-box fo:min-height="0.0161in"><text:p text:style-name="Text_20_body">@ navbar-vínculo-inverso-desactivado-bg</text:p></draw:text-box></draw:frame><draw:frame draw:style-name="fr1" draw:name="Frame178" text:anchor-type="paragraph" svg:width="3.0417in" draw:z-index="177"><draw:text-box fo:min-height="0.0161in"><text:p text:style-name="Text_20_body">@ navbar-inverse-brand-color</text:p></draw:text-box></draw:frame><draw:frame draw:style-name="fr1" draw:name="Frame179" text:anchor-type="paragraph" svg:width="3.0417in" draw:z-index="178"><draw:text-box fo:min-height="0.0161in"><text:p text:style-name="Text_20_body">@ navbar-inverse-brand-hover-color</text:p></draw:text-box></draw:frame><draw:frame draw:style-name="fr1" draw:name="Frame180" text:anchor-type="paragraph" svg:width="3.0417in" draw:z-index="179"><draw:text-box fo:min-height="0.0161in"><text:p text:style-name="Text_20_body">@ navbar-inverse-brand-hover-bg</text:p></draw:text-box></draw:frame><draw:frame draw:style-name="fr1" draw:name="Frame181" text:anchor-type="paragraph" svg:width="3.0417in" draw:z-index="180"><draw:text-box fo:min-height="0.0161in"><text:p text:style-name="Text_20_body">@ navbar-inverse-toggle-hover-bg</text:p></draw:text-box></draw:frame><draw:frame draw:style-name="fr1" draw:name="Frame182" text:anchor-type="paragraph" svg:width="3.0417in" draw:z-index="181"><draw:text-box fo:min-height="0.0161in"><text:p text:style-name="Text_20_body">@ navbar-inverse-toggle-icon-bar-bg</text:p></draw:text-box></draw:frame><draw:frame draw:style-name="fr1" draw:name="Frame183" text:anchor-type="paragraph" svg:width="3.0417in" draw:z-index="182"><draw:text-box fo:min-height="0.0161in"><text:p text:style-name="Text_20_body">@ navbar-inverse-toggle-border-color</text:p></draw:text-box></draw:frame><text:bookmark text:name="navs"/><text:soft-page-break/>Navs</text:h>
      <text:h text:style-name="P27" text:outline-level="3"><text:bookmark text:name="shared-nav-styles"/>Estilos de navegación compartidos</text:h>
      <text:h text:style-name="P24" text:outline-level="2"><draw:frame draw:style-name="fr1" draw:name="Frame184" text:anchor-type="paragraph" svg:width="3.0417in" draw:z-index="183"><draw:text-box fo:min-height="0.0161in"><text:p text:style-name="Text_20_body">@ nav-link-padding</text:p></draw:text-box></draw:frame><draw:frame draw:style-name="fr1" draw:name="Frame185" text:anchor-type="paragraph" svg:width="3.0417in" draw:z-index="184"><draw:text-box fo:min-height="0.0161in"><text:p text:style-name="Text_20_body">@ nav-link-hover-bg</text:p></draw:text-box></draw:frame><draw:frame draw:style-name="fr1" draw:name="Frame186" text:anchor-type="paragraph" svg:width="3.0417in" draw:z-index="185"><draw:text-box fo:min-height="0.0161in"><text:p text:style-name="Text_20_body">@ nav-disabled-link-color</text:p></draw:text-box></draw:frame><draw:frame draw:style-name="fr1" draw:name="Frame187" text:anchor-type="paragraph" svg:width="3.0417in" draw:z-index="186"><draw:text-box fo:min-height="0.0161in"><text:p text:style-name="Text_20_body">@ nav-disabled-link-hover-color</text:p></draw:text-box></draw:frame><text:bookmark text:name="tabs"/>Pestañas</text:h>
      <text:h text:style-name="P24" text:outline-level="2"><draw:frame draw:style-name="fr1" draw:name="Frame188" text:anchor-type="paragraph" svg:width="3.0417in" draw:z-index="187"><draw:text-box fo:min-height="0.0161in"><text:p text:style-name="Text_20_body">@ nav-tabs-border-color</text:p></draw:text-box></draw:frame><draw:frame draw:style-name="fr1" draw:name="Frame189" text:anchor-type="paragraph" svg:width="3.0417in" draw:z-index="188"><draw:text-box fo:min-height="0.0161in"><text:p text:style-name="Text_20_body">@ nav-tabs-link-hover-border-color</text:p></draw:text-box></draw:frame><draw:frame draw:style-name="fr1" draw:name="Frame190" text:anchor-type="paragraph" svg:width="3.0417in" draw:z-index="189"><draw:text-box fo:min-height="0.0161in"><text:p text:style-name="Text_20_body">@ nav-tabs-active-link-hover-bg</text:p></draw:text-box></draw:frame><draw:frame draw:style-name="fr1" draw:name="Frame191" text:anchor-type="paragraph" svg:width="3.0417in" draw:z-index="190"><draw:text-box fo:min-height="0.0161in"><text:p text:style-name="Text_20_body">@ nav-tabs-active-link-hover-color</text:p></draw:text-box></draw:frame><draw:frame draw:style-name="fr1" draw:name="Frame192" text:anchor-type="paragraph" svg:width="3.0417in" draw:z-index="191"><draw:text-box fo:min-height="0.0161in"><text:p text:style-name="Text_20_body">@ nav-tabs-active-link-hover-border-color</text:p></draw:text-box></draw:frame><draw:frame draw:style-name="fr1" draw:name="Frame193" text:anchor-type="paragraph" svg:width="3.0417in" draw:z-index="192"><draw:text-box fo:min-height="0.0161in"><text:p text:style-name="Text_20_body">@ nav-tabs-justified-link-border-color</text:p></draw:text-box></draw:frame><draw:frame draw:style-name="fr1" draw:name="Frame194" text:anchor-type="paragraph" svg:width="3.0417in" draw:z-index="193"><draw:text-box fo:min-height="0.0161in"><text:p text:style-name="Text_20_body">@ nav-tabs-justified-active-link-border-color</text:p></draw:text-box></draw:frame><text:bookmark text:name="pills"/>Pastillas</text:h>
      <text:h text:style-name="P24" text:outline-level="2"><draw:frame draw:style-name="fr1" draw:name="Frame195" text:anchor-type="paragraph" svg:width="3.0417in" draw:z-index="194"><draw:text-box fo:min-height="0.0161in"><text:p text:style-name="Text_20_body">@ nav-pastillas-radio-borde</text:p></draw:text-box></draw:frame><draw:frame draw:style-name="fr1" draw:name="Frame196" text:anchor-type="paragraph" svg:width="3.0417in" draw:z-index="195"><draw:text-box fo:min-height="0.0161in"><text:p text:style-name="Text_20_body">@ nav-píldoras-enlace-activo-hover-bg</text:p></draw:text-box></draw:frame><draw:frame draw:style-name="fr1" draw:name="Frame197" text:anchor-type="paragraph" svg:width="3.0417in" draw:z-index="196"><draw:text-box fo:min-height="0.0161in"><text:p text:style-name="Text_20_body">@ nav-píldoras-enlace-activo-hover-color</text:p></draw:text-box></draw:frame><text:bookmark text:name="pagination"/>Paginación</text:h>
      <text:h text:style-name="P24" text:outline-level="2"><draw:frame draw:style-name="fr1" draw:name="Frame198" text:anchor-type="paragraph" svg:width="3.0417in" draw:z-index="197"><draw:text-box fo:min-height="0.0161in"><text:p text:style-name="Text_20_body">@ paginación-color</text:p></draw:text-box></draw:frame><draw:frame draw:style-name="fr1" draw:name="Frame199" text:anchor-type="paragraph" svg:width="3.0417in" draw:z-index="198"><draw:text-box fo:min-height="0.0161in"><text:p text:style-name="Text_20_body">@ paginación-bg</text:p></draw:text-box></draw:frame><draw:frame draw:style-name="fr1" draw:name="Frame200" text:anchor-type="paragraph" svg:width="3.0417in" draw:z-index="199"><draw:text-box fo:min-height="0.0161in"><text:p text:style-name="Text_20_body">@ borde de paginación</text:p></draw:text-box></draw:frame><draw:frame draw:style-name="fr1" draw:name="Frame201" text:anchor-type="paragraph" svg:width="3.0417in" draw:z-index="200"><draw:text-box fo:min-height="0.0161in"><text:p text:style-name="Text_20_body">@ paginación-hover-color</text:p></draw:text-box></draw:frame><draw:frame draw:style-name="fr1" draw:name="Frame202" text:anchor-type="paragraph" svg:width="3.0417in" draw:z-index="201"><draw:text-box fo:min-height="0.0161in"><text:p text:style-name="Text_20_body">@ paginación-hover-bg</text:p></draw:text-box></draw:frame><draw:frame draw:style-name="fr1" draw:name="Frame203" text:anchor-type="paragraph" svg:width="3.0417in" draw:z-index="202"><draw:text-box fo:min-height="0.0161in"><text:p text:style-name="Text_20_body">@ paginación-hover-border</text:p></draw:text-box></draw:frame><draw:frame draw:style-name="fr1" draw:name="Frame204" text:anchor-type="paragraph" svg:width="3.0417in" draw:z-index="203"><draw:text-box fo:min-height="0.0161in"><text:p text:style-name="Text_20_body">@ paginación-color-activo</text:p></draw:text-box></draw:frame><draw:frame draw:style-name="fr1" draw:name="Frame205" text:anchor-type="paragraph" svg:width="3.0417in" draw:z-index="204"><draw:text-box fo:min-height="0.0161in"><text:p text:style-name="Text_20_body">@ paginación-activa-bg</text:p></draw:text-box></draw:frame><draw:frame draw:style-name="fr1" draw:name="Frame206" text:anchor-type="paragraph" svg:width="3.0417in" draw:z-index="205"><draw:text-box fo:min-height="0.0161in"><text:p text:style-name="Text_20_body">@ pagination-active-border</text:p></draw:text-box></draw:frame><draw:frame draw:style-name="fr1" draw:name="Frame207" text:anchor-type="paragraph" svg:width="3.0417in" draw:z-index="206"><draw:text-box fo:min-height="0.0161in"><text:p text:style-name="Text_20_body">@ paginación-desactivado-color</text:p></draw:text-box></draw:frame><draw:frame draw:style-name="fr1" draw:name="Frame208" text:anchor-type="paragraph" svg:width="3.0417in" draw:z-index="207"><draw:text-box fo:min-height="0.0161in"><text:p text:style-name="Text_20_body">@ paginación-deshabilitada-bg</text:p></draw:text-box></draw:frame><draw:frame draw:style-name="fr1" draw:name="Frame209" text:anchor-type="paragraph" svg:width="3.0417in" draw:z-index="208"><draw:text-box fo:min-height="0.0161in"><text:p text:style-name="Text_20_body">@ paginación-deshabilitado-borde</text:p></draw:text-box></draw:frame><text:bookmark text:name="pager"/>Buscapersonas</text:h>
      <text:h text:style-name="P24" text:outline-level="2"><draw:frame draw:style-name="fr1" draw:name="Frame210" text:anchor-type="paragraph" svg:width="3.0417in" draw:z-index="209"><draw:text-box fo:min-height="0.0161in"><text:p text:style-name="Text_20_body">@ pager-bg</text:p></draw:text-box></draw:frame><draw:frame draw:style-name="fr1" draw:name="Frame211" text:anchor-type="paragraph" svg:width="3.0417in" draw:z-index="210"><draw:text-box fo:min-height="0.0161in"><text:p text:style-name="Text_20_body">@ pager-border</text:p></draw:text-box></draw:frame><draw:frame draw:style-name="fr1" draw:name="Frame212" text:anchor-type="paragraph" svg:width="3.0417in" draw:z-index="211"><draw:text-box fo:min-height="0.0161in"><text:p text:style-name="Text_20_body">@ pager-border-radius</text:p></draw:text-box></draw:frame><draw:frame draw:style-name="fr1" draw:name="Frame213" text:anchor-type="paragraph" svg:width="3.0417in" draw:z-index="212"><draw:text-box fo:min-height="0.0161in"><text:p text:style-name="Text_20_body">@ pager-hover-bg</text:p></draw:text-box></draw:frame><draw:frame draw:style-name="fr1" draw:name="Frame214" text:anchor-type="paragraph" svg:width="3.0417in" draw:z-index="213"><draw:text-box fo:min-height="0.0161in"><text:p text:style-name="Text_20_body">@ buscapersonas-activo-bg</text:p></draw:text-box></draw:frame><draw:frame draw:style-name="fr1" draw:name="Frame215" text:anchor-type="paragraph" svg:width="3.0417in" draw:z-index="214"><draw:text-box fo:min-height="0.0161in"><text:p text:style-name="Text_20_body">@ pager-active-color</text:p></draw:text-box></draw:frame><draw:frame draw:style-name="fr1" draw:name="Frame216" text:anchor-type="paragraph" svg:width="3.0417in" draw:z-index="215"><draw:text-box fo:min-height="0.0161in"><text:p text:style-name="Text_20_body">@ pager-disabled-color</text:p></draw:text-box></draw:frame><text:bookmark text:name="jumbotron"/>Jumbotron</text:h>
      <text:h text:style-name="P24" text:outline-level="2"><draw:frame draw:style-name="fr1" draw:name="Frame217" text:anchor-type="paragraph" svg:width="3.0417in" draw:z-index="216"><draw:text-box fo:min-height="0.0161in"><text:p text:style-name="Text_20_body">@ jumbotron-padding</text:p></draw:text-box></draw:frame><draw:frame draw:style-name="fr1" draw:name="Frame218" text:anchor-type="paragraph" svg:width="3.0417in" draw:z-index="217"><draw:text-box fo:min-height="0.0161in"><text:p text:style-name="Text_20_body">@ jumbotron-color</text:p></draw:text-box></draw:frame><draw:frame draw:style-name="fr1" draw:name="Frame219" text:anchor-type="paragraph" svg:width="3.0417in" draw:z-index="218"><draw:text-box fo:min-height="0.0161in"><text:p text:style-name="Text_20_body">@ jumbotron-bg</text:p></draw:text-box></draw:frame><draw:frame draw:style-name="fr1" draw:name="Frame220" text:anchor-type="paragraph" svg:width="3.0417in" draw:z-index="219"><draw:text-box fo:min-height="0.0161in"><text:p text:style-name="Text_20_body">@ jumbotron-cabecera-color</text:p></draw:text-box></draw:frame><draw:frame draw:style-name="fr1" draw:name="Frame221" text:anchor-type="paragraph" svg:width="3.0417in" draw:z-index="220"><draw:text-box fo:min-height="0.0161in"><text:p text:style-name="Text_20_body">@ jumbotron-tamaño-de-fuente</text:p></draw:text-box></draw:frame><draw:frame draw:style-name="fr1" draw:name="Frame222" text:anchor-type="paragraph" svg:width="3.0417in" draw:z-index="221"><draw:text-box fo:min-height="0.0161in"><text:p text:style-name="Text_20_body">@ jumbotron-header-font-size</text:p></draw:text-box></draw:frame><text:bookmark text:name="form-states-and-alerts"/>Estados de formulario y alertas</text:h>
      <text:p text:style-name="P11">Defina colores para los estados de comentarios de los formularios y, de forma predeterminada, las alertas.</text:p>
      <text:h text:style-name="P24" text:outline-level="2"><draw:frame draw:style-name="fr1" draw:name="Frame223" text:anchor-type="paragraph" svg:width="3.0417in" draw:z-index="222"><draw:text-box fo:min-height="0.0161in"><text:p text:style-name="Text_20_body">@ state-success-text</text:p></draw:text-box></draw:frame><draw:frame draw:style-name="fr1" draw:name="Frame224" text:anchor-type="paragraph" svg:width="3.0417in" draw:z-index="223"><draw:text-box fo:min-height="0.0161in"><text:p text:style-name="Text_20_body">@ estado-éxito-bg</text:p></draw:text-box></draw:frame><draw:frame draw:style-name="fr1" draw:name="Frame225" text:anchor-type="paragraph" svg:width="3.0417in" draw:z-index="224"><draw:text-box fo:min-height="0.0161in"><text:p text:style-name="Text_20_body">@ state-success-border</text:p></draw:text-box></draw:frame><draw:frame draw:style-name="fr1" draw:name="Frame226" text:anchor-type="paragraph" svg:width="3.0417in" draw:z-index="225"><draw:text-box fo:min-height="0.0161in"><text:p text:style-name="Text_20_body">@ state-info-text</text:p></draw:text-box></draw:frame><draw:frame draw:style-name="fr1" draw:name="Frame227" text:anchor-type="paragraph" svg:width="3.0417in" draw:z-index="226"><draw:text-box fo:min-height="0.0161in"><text:p text:style-name="Text_20_body">@ state-info-bg</text:p></draw:text-box></draw:frame><draw:frame draw:style-name="fr1" draw:name="Frame228" text:anchor-type="paragraph" svg:width="3.0417in" draw:z-index="227"><draw:text-box fo:min-height="0.0161in"><text:p text:style-name="Text_20_body">@ state-info-border</text:p></draw:text-box></draw:frame><draw:frame draw:style-name="fr1" draw:name="Frame229" text:anchor-type="paragraph" svg:width="3.0417in" draw:z-index="228"><draw:text-box fo:min-height="0.0161in"><text:p text:style-name="Text_20_body">@ state-warning-text</text:p></draw:text-box></draw:frame><draw:frame draw:style-name="fr1" draw:name="Frame230" text:anchor-type="paragraph" svg:width="3.0417in" draw:z-index="229"><draw:text-box fo:min-height="0.0161in"><text:p text:style-name="Text_20_body">@ state-warning-bg</text:p></draw:text-box></draw:frame><draw:frame draw:style-name="fr1" draw:name="Frame231" text:anchor-type="paragraph" svg:width="3.0417in" draw:z-index="230"><draw:text-box fo:min-height="0.0161in"><text:p text:style-name="Text_20_body">@ state-warning-border</text:p></draw:text-box></draw:frame><draw:frame draw:style-name="fr1" draw:name="Frame232" text:anchor-type="paragraph" svg:width="3.0417in" draw:z-index="231"><draw:text-box fo:min-height="0.0161in"><text:p text:style-name="Text_20_body">@ estado-peligro-texto</text:p></draw:text-box></draw:frame><draw:frame draw:style-name="fr1" draw:name="Frame233" text:anchor-type="paragraph" svg:width="3.0417in" draw:z-index="232"><draw:text-box fo:min-height="0.0161in"><text:p text:style-name="Text_20_body">@ estado-peligro-bg</text:p></draw:text-box></draw:frame><draw:frame draw:style-name="fr1" draw:name="Frame234" text:anchor-type="paragraph" svg:width="3.0417in" draw:z-index="233"><draw:text-box fo:min-height="0.0161in"><text:p text:style-name="Text_20_body">@ state-danger-border</text:p></draw:text-box></draw:frame><text:bookmark text:name="tooltips"/>Información sobre herramientas</text:h>
      <text:h text:style-name="P24" text:outline-level="2"><draw:frame draw:style-name="fr1" draw:name="Frame235" text:anchor-type="paragraph" svg:width="3.0417in" draw:z-index="234"><draw:text-box fo:min-height="0.0161in"><text:p text:style-name="Text_20_body">@ tooltip-max-width</text:p><text:p text:style-name="P16"><text:bookmark text:name="help-block-@tooltip-max-width"/>Ancho máximo de la información sobre herramientas</text:p></draw:text-box></draw:frame><draw:frame draw:style-name="fr1" draw:name="Frame236" text:anchor-type="paragraph" svg:width="3.0417in" draw:z-index="235"><draw:text-box fo:min-height="0.0161in"><text:p text:style-name="Text_20_body">@ tooltip-color</text:p><text:p text:style-name="P16"><text:bookmark text:name="help-block-@tooltip-color"/>Color del texto de la información sobre herramientas</text:p></draw:text-box></draw:frame><draw:frame draw:style-name="fr1" draw:name="Frame237" text:anchor-type="paragraph" svg:width="3.0417in" draw:z-index="236"><draw:text-box fo:min-height="0.0161in"><text:p text:style-name="Text_20_body">@ tooltip-bg</text:p><text:p text:style-name="P16"><text:bookmark text:name="help-block-@tooltip-bg"/>Color de fondo de la información sobre herramientas</text:p></draw:text-box></draw:frame><draw:frame draw:style-name="fr1" draw:name="Frame238" text:anchor-type="paragraph" svg:width="3.0417in" draw:z-index="237"><draw:text-box fo:min-height="0.0161in"><text:p text:style-name="Text_20_body">@ información sobre herramientas-opacidad</text:p></draw:text-box></draw:frame><draw:frame draw:style-name="fr1" draw:name="Frame239" text:anchor-type="paragraph" svg:width="3.0417in" draw:z-index="238"><draw:text-box fo:min-height="0.0161in"><text:p text:style-name="Text_20_body">@ tooltip-arrow-width</text:p><text:p text:style-name="P16"><text:bookmark text:name="help-block-@tooltip-arrow-width"/>Ancho de la flecha de información sobre herramientas</text:p></draw:text-box></draw:frame><draw:frame draw:style-name="fr1" draw:name="Frame240" text:anchor-type="paragraph" svg:width="3.0417in" draw:z-index="239"><draw:text-box fo:min-height="0.0161in"><text:p text:style-name="Text_20_body">@ tooltip-arrow-color</text:p><text:p text:style-name="P16"><text:bookmark text:name="help-block-@tooltip-arrow-color"/>Color de flecha de información sobre herramientas</text:p></draw:text-box></draw:frame><text:bookmark text:name="popovers"/>Popovers</text:h>
      <text:h text:style-name="P24" text:outline-level="2"><draw:frame draw:style-name="fr1" draw:name="Frame241" text:anchor-type="paragraph" svg:width="3.0417in" draw:z-index="240"><draw:text-box fo:min-height="0.0161in"><text:p text:style-name="Text_20_body">@ popover-bg</text:p><text:p text:style-name="P16"><text:bookmark text:name="help-block-@popover-bg"/>Color de fondo del cuerpo de popover</text:p></draw:text-box></draw:frame><draw:frame draw:style-name="fr1" draw:name="Frame242" text:anchor-type="paragraph" svg:width="3.0417in" draw:z-index="241"><draw:text-box fo:min-height="0.0161in"><text:p text:style-name="Text_20_body">@ popover-max-ancho</text:p><text:p text:style-name="P16"><text:bookmark text:name="help-block-@popover-max-width"/>Ancho máximo de popover</text:p></draw:text-box></draw:frame><draw:frame draw:style-name="fr1" draw:name="Frame243" text:anchor-type="paragraph" svg:width="3.0417in" draw:z-index="242"><draw:text-box fo:min-height="0.0161in"><text:p text:style-name="Text_20_body">@ popover-border-color</text:p><text:p text:style-name="P16"><text:bookmark text:name="help-block-@popover-border-color"/>Color del borde de la ventana emergente</text:p></draw:text-box></draw:frame><draw:frame draw:style-name="fr1" draw:name="Frame244" text:anchor-type="paragraph" svg:width="3.0417in" draw:z-index="243"><draw:text-box fo:min-height="0.0161in"><text:p text:style-name="Text_20_body">@ popover-fallback-border-color</text:p><text:p text:style-name="P16"><text:bookmark text:name="help-block-@popover-fallback-border-color"/>Color de borde de respaldo de popover</text:p></draw:text-box></draw:frame><draw:frame draw:style-name="fr1" draw:name="Frame245" text:anchor-type="paragraph" svg:width="3.0417in" draw:z-index="244"><draw:text-box fo:min-height="0.0161in"><text:p text:style-name="Text_20_body">@ popover-titulo-bg</text:p><text:p text:style-name="P16"><text:bookmark text:name="help-block-@popover-title-bg"/>Color de fondo del título de la ventana emergente</text:p></draw:text-box></draw:frame><draw:frame draw:style-name="fr1" draw:name="Frame246" text:anchor-type="paragraph" svg:width="3.0417in" draw:z-index="245"><draw:text-box fo:min-height="0.0161in"><text:p text:style-name="Text_20_body">@ popover-arrow-width</text:p><text:p text:style-name="P16"><text:bookmark text:name="help-block-@popover-arrow-width"/>Ancho de la flecha del popover</text:p></draw:text-box></draw:frame><draw:frame draw:style-name="fr1" draw:name="Frame247" text:anchor-type="paragraph" svg:width="3.0417in" draw:z-index="246"><draw:text-box fo:min-height="0.0161in"><text:p text:style-name="Text_20_body">@ popover-flecha-color</text:p><text:p text:style-name="P16"><text:bookmark text:name="help-block-@popover-arrow-color"/>Color de la flecha del popover</text:p></draw:text-box></draw:frame><draw:frame draw:style-name="fr1" draw:name="Frame248" text:anchor-type="paragraph" svg:width="3.0417in" draw:z-index="247"><draw:text-box fo:min-height="0.0161in"><text:p text:style-name="Text_20_body">@ popover-flecha-ancho-exterior</text:p><text:p text:style-name="P16"><text:bookmark text:name="help-block-@popover-arrow-outer-width"/>Ancho de la flecha exterior del popover</text:p></draw:text-box></draw:frame><draw:frame draw:style-name="fr1" draw:name="Frame249" text:anchor-type="paragraph" svg:width="3.0417in" draw:z-index="248"><draw:text-box fo:min-height="0.0161in"><text:p text:style-name="Text_20_body">@ popover-flecha-color-exterior</text:p><text:p text:style-name="P16"><text:bookmark text:name="help-block-@popover-arrow-outer-color"/>Color de la flecha exterior del popover</text:p></draw:text-box></draw:frame><draw:frame draw:style-name="fr1" draw:name="Frame250" text:anchor-type="paragraph" svg:width="3.0417in" draw:z-index="249"><draw:text-box fo:min-height="0.0161in"><text:p text:style-name="Text_20_body">@ popover-flecha-exterior-color de respaldo</text:p><text:p text:style-name="P16"><text:bookmark text:name="help-block-@popover-arrow-outer-fallback-color"/>Color de retroceso de la flecha exterior de la ventana emergente</text:p></draw:text-box></draw:frame><text:bookmark text:name="labels"/><text:soft-page-break/>Etiquetas</text:h>
      <text:h text:style-name="P24" text:outline-level="2"><draw:frame draw:style-name="fr1" draw:name="Frame251" text:anchor-type="paragraph" svg:width="3.0417in" draw:z-index="250"><draw:text-box fo:min-height="0.0161in"><text:p text:style-name="Text_20_body">@ label-default-bg</text:p><text:p text:style-name="P16"><text:bookmark text:name="help-block-@label-default-bg"/>Color de fondo de etiqueta predeterminado</text:p></draw:text-box></draw:frame><draw:frame draw:style-name="fr1" draw:name="Frame252" text:anchor-type="paragraph" svg:width="3.0417in" draw:z-index="251"><draw:text-box fo:min-height="0.0161in"><text:p text:style-name="Text_20_body">@ etiqueta-primaria-bg</text:p><text:p text:style-name="P16"><text:bookmark text:name="help-block-@label-primary-bg"/>Color de fondo de la etiqueta principal</text:p></draw:text-box></draw:frame><draw:frame draw:style-name="fr1" draw:name="Frame253" text:anchor-type="paragraph" svg:width="3.0417in" draw:z-index="252"><draw:text-box fo:min-height="0.0161in"><text:p text:style-name="Text_20_body">@ etiqueta-éxito-bg</text:p><text:p text:style-name="P16"><text:bookmark text:name="help-block-@label-success-bg"/>Color de fondo de la etiqueta de éxito</text:p></draw:text-box></draw:frame><draw:frame draw:style-name="fr1" draw:name="Frame254" text:anchor-type="paragraph" svg:width="3.0417in" draw:z-index="253"><draw:text-box fo:min-height="0.0161in"><text:p text:style-name="Text_20_body">@ label-info-bg</text:p><text:p text:style-name="P16"><text:bookmark text:name="help-block-@label-info-bg"/>Color de fondo de la etiqueta de información</text:p></draw:text-box></draw:frame><draw:frame draw:style-name="fr1" draw:name="Frame255" text:anchor-type="paragraph" svg:width="3.0417in" draw:z-index="254"><draw:text-box fo:min-height="0.0161in"><text:p text:style-name="Text_20_body">@ label-warning-bg</text:p><text:p text:style-name="P16"><text:bookmark text:name="help-block-@label-warning-bg"/>Color de fondo de la etiqueta de advertencia</text:p></draw:text-box></draw:frame><draw:frame draw:style-name="fr1" draw:name="Frame256" text:anchor-type="paragraph" svg:width="3.0417in" draw:z-index="255"><draw:text-box fo:min-height="0.0161in"><text:p text:style-name="Text_20_body">@ etiqueta-peligro-bg</text:p><text:p text:style-name="P16"><text:bookmark text:name="help-block-@label-danger-bg"/>Color de fondo de la etiqueta de peligro</text:p></draw:text-box></draw:frame><draw:frame draw:style-name="fr1" draw:name="Frame257" text:anchor-type="paragraph" svg:width="3.0417in" draw:z-index="256"><draw:text-box fo:min-height="0.0161in"><text:p text:style-name="Text_20_body">@ label-color</text:p><text:p text:style-name="P16"><text:bookmark text:name="help-block-@label-color"/>Color de texto de etiqueta predeterminado</text:p></draw:text-box></draw:frame><draw:frame draw:style-name="fr1" draw:name="Frame258" text:anchor-type="paragraph" svg:width="3.0417in" draw:z-index="257"><draw:text-box fo:min-height="0.0161in"><text:p text:style-name="Text_20_body">@ label-link-hover-color</text:p><text:p text:style-name="P16"><text:bookmark text:name="help-block-@label-link-hover-color"/>Color de texto predeterminado de una etiqueta vinculada</text:p></draw:text-box></draw:frame><text:bookmark text:name="modals"/>Modales</text:h>
      <text:h text:style-name="P24" text:outline-level="2"><draw:frame draw:style-name="fr1" draw:name="Frame259" text:anchor-type="paragraph" svg:width="3.0417in" draw:z-index="258"><draw:text-box fo:min-height="0.0161in"><text:p text:style-name="Text_20_body">@ modal-interior-padding</text:p><text:p text:style-name="P16"><text:bookmark text:name="help-block-@modal-inner-padding"/>Acolchado aplicado al cuerpo modal</text:p></draw:text-box></draw:frame><draw:frame draw:style-name="fr1" draw:name="Frame260" text:anchor-type="paragraph" svg:width="3.0417in" draw:z-index="259"><draw:text-box fo:min-height="0.0161in"><text:p text:style-name="Text_20_body">@ modal-title-padding</text:p><text:p text:style-name="P16"><text:bookmark text:name="help-block-@modal-title-padding"/>Relleno aplicado al título modal</text:p></draw:text-box></draw:frame><draw:frame draw:style-name="fr1" draw:name="Frame261" text:anchor-type="paragraph" svg:width="3.0417in" draw:z-index="260"><draw:text-box fo:min-height="0.0161in"><text:p text:style-name="Text_20_body">@ modal-title-line-height</text:p><text:p text:style-name="P16"><text:bookmark text:name="help-block-@modal-title-line-height"/>Altura de línea de título modal</text:p></draw:text-box></draw:frame><draw:frame draw:style-name="fr1" draw:name="Frame262" text:anchor-type="paragraph" svg:width="3.0417in" draw:z-index="261"><draw:text-box fo:min-height="0.0161in"><text:p text:style-name="Text_20_body">@ modal-contenido-bg</text:p><text:p text:style-name="P16"><text:bookmark text:name="help-block-@modal-content-bg"/>Color de fondo del área de contenido modal</text:p></draw:text-box></draw:frame><draw:frame draw:style-name="fr1" draw:name="Frame263" text:anchor-type="paragraph" svg:width="3.0417in" draw:z-index="262"><draw:text-box fo:min-height="0.0161in"><text:p text:style-name="Text_20_body">@ modal-content-border-color</text:p><text:p text:style-name="P16"><text:bookmark text:name="help-block-@modal-content-border-color"/>Color del borde del contenido modal</text:p></draw:text-box></draw:frame><draw:frame draw:style-name="fr1" draw:name="Frame264" text:anchor-type="paragraph" svg:width="3.0417in" draw:z-index="263"><draw:text-box fo:min-height="0.0161in"><text:p text:style-name="Text_20_body">@ modal-content-fallback-border-color</text:p><text:p text:style-name="P15"><text:bookmark text:name="help-block-@modal-content-fallback-border-color"/><text:span text:style-name="T15">Color del borde del contenido modal </text:span><text:span text:style-name="Strong_20_Emphasis"><text:span text:style-name="T16">para IE8</text:span></text:span></text:p></draw:text-box></draw:frame><draw:frame draw:style-name="fr1" draw:name="Frame265" text:anchor-type="paragraph" svg:width="3.0417in" draw:z-index="264"><draw:text-box fo:min-height="0.0161in"><text:p text:style-name="Text_20_body">@ modal-telón de fondo-bg</text:p><text:p text:style-name="P16"><text:bookmark text:name="help-block-@modal-backdrop-bg"/>Color de fondo del telón de fondo modal</text:p></draw:text-box></draw:frame><draw:frame draw:style-name="fr1" draw:name="Frame266" text:anchor-type="paragraph" svg:width="3.0417in" draw:z-index="265"><draw:text-box fo:min-height="0.0161in"><text:p text:style-name="Text_20_body">@ modal-opacidad-de-fondo</text:p><text:p text:style-name="P16"><text:bookmark text:name="help-block-@modal-backdrop-opacity"/>Opacidad de fondo modal</text:p></draw:text-box></draw:frame><draw:frame draw:style-name="fr1" draw:name="Frame267" text:anchor-type="paragraph" svg:width="3.0417in" draw:z-index="266"><draw:text-box fo:min-height="0.0161in"><text:p text:style-name="Text_20_body">@ modal-header-border-color</text:p><text:p text:style-name="P16"><text:bookmark text:name="help-block-@modal-header-border-color"/>Color del borde del encabezado modal</text:p></draw:text-box></draw:frame><draw:frame draw:style-name="fr1" draw:name="Frame268" text:anchor-type="paragraph" svg:width="3.0417in" draw:z-index="267"><draw:text-box fo:min-height="0.0161in"><text:p text:style-name="Text_20_body">@ modal-footer-border-color</text:p><text:p text:style-name="P16"><text:bookmark text:name="help-block-@modal-footer-border-color"/>Color del borde del pie de página modal</text:p></draw:text-box></draw:frame><draw:frame draw:style-name="fr1" draw:name="Frame269" text:anchor-type="paragraph" svg:width="3.0417in" draw:z-index="268"><draw:text-box fo:min-height="0.0161in"><text:p text:style-name="Text_20_body">@ modal-lg</text:p></draw:text-box></draw:frame><draw:frame draw:style-name="fr1" draw:name="Frame270" text:anchor-type="paragraph" svg:width="3.0417in" draw:z-index="269"><draw:text-box fo:min-height="0.0161in"><text:p text:style-name="Text_20_body">@ modal-md</text:p></draw:text-box></draw:frame><draw:frame draw:style-name="fr1" draw:name="Frame271" text:anchor-type="paragraph" svg:width="3.0417in" draw:z-index="270"><draw:text-box fo:min-height="0.0161in"><text:p text:style-name="Text_20_body">@ modal-sm</text:p></draw:text-box></draw:frame><text:bookmark text:name="alerts"/>Alertas</text:h>
      <text:p text:style-name="P11">Defina colores de alerta, radio de borde y relleno.</text:p>
      <text:h text:style-name="P24" text:outline-level="2"><draw:frame draw:style-name="fr1" draw:name="Frame272" text:anchor-type="paragraph" svg:width="3.0417in" draw:z-index="271"><draw:text-box fo:min-height="0.0161in"><text:p text:style-name="Text_20_body">@ alert-padding</text:p></draw:text-box></draw:frame><draw:frame draw:style-name="fr1" draw:name="Frame273" text:anchor-type="paragraph" svg:width="3.0417in" draw:z-index="272"><draw:text-box fo:min-height="0.0161in"><text:p text:style-name="Text_20_body">@ alert-border-radius</text:p></draw:text-box></draw:frame><draw:frame draw:style-name="fr1" draw:name="Frame274" text:anchor-type="paragraph" svg:width="3.0417in" draw:z-index="273"><draw:text-box fo:min-height="0.0161in"><text:p text:style-name="Text_20_body">@ alert-link-font-weight</text:p></draw:text-box></draw:frame><draw:frame draw:style-name="fr1" draw:name="Frame275" text:anchor-type="paragraph" svg:width="3.0417in" draw:z-index="274"><draw:text-box fo:min-height="0.0161in"><text:p text:style-name="Text_20_body">@ alerta-éxito-bg</text:p></draw:text-box></draw:frame><draw:frame draw:style-name="fr1" draw:name="Frame276" text:anchor-type="paragraph" svg:width="3.0417in" draw:z-index="275"><draw:text-box fo:min-height="0.0161in"><text:p text:style-name="Text_20_body">@ alerta-texto-exitoso</text:p></draw:text-box></draw:frame><draw:frame draw:style-name="fr1" draw:name="Frame277" text:anchor-type="paragraph" svg:width="3.0417in" draw:z-index="276"><draw:text-box fo:min-height="0.0161in"><text:p text:style-name="Text_20_body">@ alerta-frontera-de-éxito</text:p></draw:text-box></draw:frame><draw:frame draw:style-name="fr1" draw:name="Frame278" text:anchor-type="paragraph" svg:width="3.0417in" draw:z-index="277"><draw:text-box fo:min-height="0.0161in"><text:p text:style-name="Text_20_body">@ alerta-info-bg</text:p></draw:text-box></draw:frame><draw:frame draw:style-name="fr1" draw:name="Frame279" text:anchor-type="paragraph" svg:width="3.0417in" draw:z-index="278"><draw:text-box fo:min-height="0.0161in"><text:p text:style-name="Text_20_body">@ alerta-info-texto</text:p></draw:text-box></draw:frame><draw:frame draw:style-name="fr1" draw:name="Frame280" text:anchor-type="paragraph" svg:width="3.0417in" draw:z-index="279"><draw:text-box fo:min-height="0.0161in"><text:p text:style-name="Text_20_body">@ alert-info-border</text:p></draw:text-box></draw:frame><draw:frame draw:style-name="fr1" draw:name="Frame281" text:anchor-type="paragraph" svg:width="3.0417in" draw:z-index="280"><draw:text-box fo:min-height="0.0161in"><text:p text:style-name="Text_20_body">@ alerta-advertencia-bg</text:p></draw:text-box></draw:frame><draw:frame draw:style-name="fr1" draw:name="Frame282" text:anchor-type="paragraph" svg:width="3.0417in" draw:z-index="281"><draw:text-box fo:min-height="0.0161in"><text:p text:style-name="Text_20_body">@ alerta-texto-de-advertencia</text:p></draw:text-box></draw:frame><draw:frame draw:style-name="fr1" draw:name="Frame283" text:anchor-type="paragraph" svg:width="3.0417in" draw:z-index="282"><draw:text-box fo:min-height="0.0161in"><text:p text:style-name="Text_20_body">@ alerta-advertencia-frontera</text:p></draw:text-box></draw:frame><draw:frame draw:style-name="fr1" draw:name="Frame284" text:anchor-type="paragraph" svg:width="3.0417in" draw:z-index="283"><draw:text-box fo:min-height="0.0161in"><text:p text:style-name="Text_20_body">@ alerta-peligro-bg</text:p></draw:text-box></draw:frame><draw:frame draw:style-name="fr1" draw:name="Frame285" text:anchor-type="paragraph" svg:width="3.0417in" draw:z-index="284"><draw:text-box fo:min-height="0.0161in"><text:p text:style-name="Text_20_body">@ alerta-peligro-texto</text:p></draw:text-box></draw:frame><draw:frame draw:style-name="fr1" draw:name="Frame286" text:anchor-type="paragraph" svg:width="3.0417in" draw:z-index="285"><draw:text-box fo:min-height="0.0161in"><text:p text:style-name="Text_20_body">@ alerta-peligro-frontera</text:p></draw:text-box></draw:frame><text:bookmark text:name="progress-bars"/>Barras de progreso</text:h>
      <text:h text:style-name="P24" text:outline-level="2"><draw:frame draw:style-name="fr1" draw:name="Frame287" text:anchor-type="paragraph" svg:width="3.0417in" draw:z-index="286"><draw:text-box fo:min-height="0.0161in"><text:p text:style-name="Text_20_body">@ progreso-bg</text:p><text:p text:style-name="P16"><text:bookmark text:name="help-block-@progress-bg"/>Color de fondo de todo el componente de progreso</text:p></draw:text-box></draw:frame><draw:frame draw:style-name="fr1" draw:name="Frame288" text:anchor-type="paragraph" svg:width="3.0417in" draw:z-index="287"><draw:text-box fo:min-height="0.0161in"><text:p text:style-name="Text_20_body">@ barra-de-progreso-color</text:p><text:p text:style-name="P16"><text:bookmark text:name="help-block-@progress-bar-color"/>Color del texto de la barra de progreso</text:p></draw:text-box></draw:frame><draw:frame draw:style-name="fr1" draw:name="Frame289" text:anchor-type="paragraph" svg:width="3.0417in" draw:z-index="288"><draw:text-box fo:min-height="0.0161in"><text:p text:style-name="Text_20_body">@ progress-border-radius</text:p><text:p text:style-name="P16"><text:bookmark text:name="help-block-@progress-border-radius"/>Variable para configurar esquinas redondeadas en la barra de progreso.</text:p></draw:text-box></draw:frame><draw:frame draw:style-name="fr1" draw:name="Frame290" text:anchor-type="paragraph" svg:width="3.0417in" draw:z-index="289"><draw:text-box fo:min-height="0.0161in"><text:p text:style-name="Text_20_body">@ barra-de-progreso-bg</text:p><text:p text:style-name="P16"><text:bookmark text:name="help-block-@progress-bar-bg"/>Color de la barra de progreso predeterminado</text:p></draw:text-box></draw:frame><draw:frame draw:style-name="fr1" draw:name="Frame291" text:anchor-type="paragraph" svg:width="3.0417in" draw:z-index="290"><draw:text-box fo:min-height="0.0161in"><text:p text:style-name="Text_20_body">@ barra-de-progreso-éxito-bg</text:p><text:p text:style-name="P16"><text:bookmark text:name="help-block-@progress-bar-success-bg"/>Color de la barra de progreso de éxito</text:p></draw:text-box></draw:frame><draw:frame draw:style-name="fr1" draw:name="Frame292" text:anchor-type="paragraph" svg:width="3.0417in" draw:z-index="291"><draw:text-box fo:min-height="0.0161in"><text:p text:style-name="Text_20_body">@ barra-de-progreso-advertencia-bg</text:p><text:p text:style-name="P16"><text:bookmark text:name="help-block-@progress-bar-warning-bg"/>Color de la barra de progreso de advertencia</text:p></draw:text-box></draw:frame><draw:frame draw:style-name="fr1" draw:name="Frame293" text:anchor-type="paragraph" svg:width="3.0417in" draw:z-index="292"><draw:text-box fo:min-height="0.0161in"><text:p text:style-name="Text_20_body">@ barra-de-progreso-peligro-bg</text:p><text:p text:style-name="P16"><text:bookmark text:name="help-block-@progress-bar-danger-bg"/>Color de la barra de progreso de peligro</text:p></draw:text-box></draw:frame><draw:frame draw:style-name="fr1" draw:name="Frame294" text:anchor-type="paragraph" svg:width="3.0417in" draw:z-index="293"><draw:text-box fo:min-height="0.0161in"><text:p text:style-name="Text_20_body">@ barra-de-progreso-info-bg</text:p><text:p text:style-name="P16"><text:bookmark text:name="help-block-@progress-bar-info-bg"/>Color de la barra de progreso de información</text:p></draw:text-box></draw:frame><text:bookmark text:name="list-group"/>Grupo de lista</text:h>
      <text:h text:style-name="P24" text:outline-level="2"><draw:frame draw:style-name="fr1" draw:name="Frame295" text:anchor-type="paragraph" svg:width="3.0417in" draw:z-index="294"><draw:text-box fo:min-height="0.0161in"><text:p text:style-name="Text_20_body">@ lista-grupo-bg</text:p><text:p text:style-name="P15"><text:bookmark text:name="help-block-@list-group-bg"/><text:span text:style-name="T15">Color de fondo activado </text:span><text:span text:style-name="Source_20_Text"><text:span text:style-name="T7">.list-group-item</text:span></text:span></text:p></draw:text-box></draw:frame><draw:frame draw:style-name="fr1" draw:name="Frame296" text:anchor-type="paragraph" svg:width="3.0417in" draw:z-index="295"><draw:text-box fo:min-height="0.0161in"><text:p text:style-name="Text_20_body">@ list-group-border</text:p><text:p text:style-name="P15"><text:bookmark text:name="help-block-@list-group-border"/><text:span text:style-name="Source_20_Text"><text:span text:style-name="T7">.list-group-item</text:span></text:span><text:span text:style-name="T15"> color del borde</text:span></text:p></draw:text-box></draw:frame><draw:frame draw:style-name="fr1" draw:name="Frame297" text:anchor-type="paragraph" svg:width="3.0417in" draw:z-index="296"><draw:text-box fo:min-height="0.0161in"><text:p text:style-name="Text_20_body">@ list-group-border-radius</text:p><text:p text:style-name="P16"><text:bookmark text:name="help-block-@list-group-border-radius"/>Radio del borde del grupo de lista</text:p></draw:text-box></draw:frame><draw:frame draw:style-name="fr1" draw:name="Frame298" text:anchor-type="paragraph" svg:width="3.0417in" draw:z-index="297"><draw:text-box fo:min-height="0.0161in"><text:p text:style-name="Text_20_body">@ lista-grupo-hover-bg</text:p><text:p text:style-name="P16"><text:bookmark text:name="help-block-@list-group-hover-bg"/>Color de fondo de los elementos de una sola lista al desplazar el cursor</text:p></draw:text-box></draw:frame><draw:frame draw:style-name="fr1" draw:name="Frame299" text:anchor-type="paragraph" svg:width="3.0417in" draw:z-index="298"><draw:text-box fo:min-height="0.0161in"><text:p text:style-name="Text_20_body">@ lista-grupo-color-activo</text:p><text:p text:style-name="P16"><text:bookmark text:name="help-block-@list-group-active-color"/>Color del texto de los elementos de la lista activa</text:p></draw:text-box></draw:frame><draw:frame draw:style-name="fr1" draw:name="Frame300" text:anchor-type="paragraph" svg:width="3.0417in" draw:z-index="299"><draw:text-box fo:min-height="0.0161in"><text:p text:style-name="Text_20_body">@ lista-grupo-activo-bg</text:p><text:p text:style-name="P16"><text:bookmark text:name="help-block-@list-group-active-bg"/>Color de fondo de los elementos de la lista activa</text:p></draw:text-box></draw:frame><draw:frame draw:style-name="fr1" draw:name="Frame301" text:anchor-type="paragraph" svg:width="3.0417in" draw:z-index="300"><draw:text-box fo:min-height="0.0161in"><text:p text:style-name="Text_20_body">@ list-group-active-border</text:p><text:p text:style-name="P16"><text:bookmark text:name="help-block-@list-group-active-border"/>Color del borde de los elementos de la lista activa</text:p></draw:text-box></draw:frame><draw:frame draw:style-name="fr1" draw:name="Frame302" text:anchor-type="paragraph" svg:width="3.0417in" draw:z-index="301"><draw:text-box fo:min-height="0.0161in"><text:p text:style-name="Text_20_body">@ list-group-active-text-color</text:p><text:p text:style-name="P16"><text:bookmark text:name="help-block-@list-group-active-text-color"/>Color del texto del contenido dentro de los elementos de la lista activa</text:p></draw:text-box></draw:frame><draw:frame draw:style-name="fr1" draw:name="Frame303" text:anchor-type="paragraph" svg:width="3.0417in" draw:z-index="302"><draw:text-box fo:min-height="0.0161in"><text:p text:style-name="Text_20_body">@ list-group-disabled-color</text:p><text:p text:style-name="P16"><text:bookmark text:name="help-block-@list-group-disabled-color"/>Color del texto de los elementos de la lista deshabilitados</text:p></draw:text-box></draw:frame><draw:frame draw:style-name="fr1" draw:name="Frame304" text:anchor-type="paragraph" svg:width="3.0417in" draw:z-index="303"><draw:text-box fo:min-height="0.0161in"><text:p text:style-name="Text_20_body">@ list-group-disabled-bg</text:p><text:p text:style-name="P16"><text:bookmark text:name="help-block-@list-group-disabled-bg"/>Color de fondo de los elementos de la lista deshabilitados</text:p></draw:text-box></draw:frame><draw:frame draw:style-name="fr1" draw:name="Frame305" text:anchor-type="paragraph" svg:width="3.0417in" draw:z-index="304"><draw:text-box fo:min-height="0.0161in"><text:p text:style-name="Text_20_body">@ list-group-disabled-text-color</text:p><text:p text:style-name="P16"><text:bookmark text:name="help-block-@list-group-disabled-text-color"/>Color de texto para el contenido dentro de los elementos de la lista deshabilitados</text:p></draw:text-box></draw:frame><draw:frame draw:style-name="fr1" draw:name="Frame306" text:anchor-type="paragraph" svg:width="3.0417in" draw:z-index="305"><draw:text-box fo:min-height="0.0161in"><text:p text:style-name="Text_20_body">@ lista-grupo-enlace-color</text:p></draw:text-box></draw:frame><draw:frame draw:style-name="fr1" draw:name="Frame307" text:anchor-type="paragraph" svg:width="3.0417in" draw:z-index="306"><draw:text-box fo:min-height="0.0161in"><text:p text:style-name="Text_20_body">@ list-group-link-hover-color</text:p></draw:text-box></draw:frame><draw:frame draw:style-name="fr1" draw:name="Frame308" text:anchor-type="paragraph" svg:width="3.0417in" draw:z-index="307"><draw:text-box fo:min-height="0.0161in"><text:p text:style-name="Text_20_body">@ list-group-link-header-color</text:p></draw:text-box></draw:frame><text:bookmark text:name="panels"/>Paneles</text:h>
      <text:h text:style-name="P24" text:outline-level="2"><draw:frame draw:style-name="fr1" draw:name="Frame309" text:anchor-type="paragraph" svg:width="3.0417in" draw:z-index="308"><draw:text-box fo:min-height="0.0161in"><text:p text:style-name="Text_20_body">@ panel-bg</text:p></draw:text-box></draw:frame><draw:frame draw:style-name="fr1" draw:name="Frame310" text:anchor-type="paragraph" svg:width="3.0417in" draw:z-index="309"><draw:text-box fo:min-height="0.0161in"><text:p text:style-name="Text_20_body">@ panel-body-padding</text:p></draw:text-box></draw:frame><draw:frame draw:style-name="fr1" draw:name="Frame311" text:anchor-type="paragraph" svg:width="3.0417in" draw:z-index="310"><draw:text-box fo:min-height="0.0161in"><text:p text:style-name="Text_20_body">@ panel-header-padding</text:p></draw:text-box></draw:frame><draw:frame draw:style-name="fr1" draw:name="Frame312" text:anchor-type="paragraph" svg:width="3.0417in" draw:z-index="311"><draw:text-box fo:min-height="0.0161in"><text:p text:style-name="Text_20_body">@ panel-footer-padding</text:p></draw:text-box></draw:frame><draw:frame draw:style-name="fr1" draw:name="Frame313" text:anchor-type="paragraph" svg:width="3.0417in" draw:z-index="312"><draw:text-box fo:min-height="0.0161in"><text:p text:style-name="Text_20_body">@ panel-border-radius</text:p></draw:text-box></draw:frame><draw:frame draw:style-name="fr1" draw:name="Frame314" text:anchor-type="paragraph" svg:width="3.0417in" draw:z-index="313"><draw:text-box fo:min-height="0.0161in"><text:p text:style-name="Text_20_body">@ panel-inner-border</text:p><text:p text:style-name="P16"><text:bookmark text:name="help-block-@panel-inner-border"/>Color de borde para elementos dentro de paneles</text:p></draw:text-box></draw:frame><draw:frame draw:style-name="fr1" draw:name="Frame315" text:anchor-type="paragraph" svg:width="3.0417in" draw:z-index="314"><draw:text-box fo:min-height="0.0161in"><text:p text:style-name="Text_20_body">@ panel-footer-bg</text:p></draw:text-box></draw:frame><draw:frame draw:style-name="fr1" draw:name="Frame316" text:anchor-type="paragraph" svg:width="3.0417in" draw:z-index="315"><draw:text-box fo:min-height="0.0161in"><text:p text:style-name="Text_20_body">@ panel-texto-predeterminado</text:p></draw:text-box></draw:frame><draw:frame draw:style-name="fr1" draw:name="Frame317" text:anchor-type="paragraph" svg:width="3.0417in" draw:z-index="316"><draw:text-box fo:min-height="0.0161in"><text:p text:style-name="Text_20_body">@ panel-default-border</text:p></draw:text-box></draw:frame><draw:frame draw:style-name="fr1" draw:name="Frame318" text:anchor-type="paragraph" svg:width="3.0417in" draw:z-index="317"><draw:text-box fo:min-height="0.0161in"><text:p text:style-name="Text_20_body">@ panel-default-header-bg</text:p></draw:text-box></draw:frame><draw:frame draw:style-name="fr1" draw:name="Frame319" text:anchor-type="paragraph" svg:width="3.0417in" draw:z-index="318"><draw:text-box fo:min-height="0.0161in"><text:p text:style-name="Text_20_body">@ panel-texto-primario</text:p></draw:text-box></draw:frame><draw:frame draw:style-name="fr1" draw:name="Frame320" text:anchor-type="paragraph" svg:width="3.0417in" draw:z-index="319"><draw:text-box fo:min-height="0.0161in"><text:p text:style-name="Text_20_body">@ panel-primary-border</text:p></draw:text-box></draw:frame><draw:frame draw:style-name="fr1" draw:name="Frame321" text:anchor-type="paragraph" svg:width="3.0417in" draw:z-index="320"><draw:text-box fo:min-height="0.0161in"><text:p text:style-name="Text_20_body">@ panel-encabezado-primario-bg</text:p></draw:text-box></draw:frame><draw:frame draw:style-name="fr1" draw:name="Frame322" text:anchor-type="paragraph" svg:width="3.0417in" draw:z-index="321"><draw:text-box fo:min-height="0.0161in"><text:p text:style-name="Text_20_body">@ panel-éxito-texto</text:p></draw:text-box></draw:frame><draw:frame draw:style-name="fr1" draw:name="Frame323" text:anchor-type="paragraph" svg:width="3.0417in" draw:z-index="322"><draw:text-box fo:min-height="0.0161in"><text:p text:style-name="Text_20_body">@ panel-success-border</text:p></draw:text-box></draw:frame><draw:frame draw:style-name="fr1" draw:name="Frame324" text:anchor-type="paragraph" svg:width="3.0417in" draw:z-index="323"><draw:text-box fo:min-height="0.0161in"><text:p text:style-name="Text_20_body">@ panel-éxito-encabezado-bg</text:p></draw:text-box></draw:frame><draw:frame draw:style-name="fr1" draw:name="Frame325" text:anchor-type="paragraph" svg:width="3.0417in" draw:z-index="324"><draw:text-box fo:min-height="0.0161in"><text:p text:style-name="Text_20_body">@ panel-info-texto</text:p></draw:text-box></draw:frame><draw:frame draw:style-name="fr1" draw:name="Frame326" text:anchor-type="paragraph" svg:width="3.0417in" draw:z-index="325"><draw:text-box fo:min-height="0.0161in"><text:p text:style-name="Text_20_body">@ panel-info-border</text:p></draw:text-box></draw:frame><draw:frame draw:style-name="fr1" draw:name="Frame327" text:anchor-type="paragraph" svg:width="3.0417in" draw:z-index="326"><draw:text-box fo:min-height="0.0161in"><text:p text:style-name="Text_20_body">@ panel-info-header-bg</text:p></draw:text-box></draw:frame><draw:frame draw:style-name="fr1" draw:name="Frame328" text:anchor-type="paragraph" svg:width="3.0417in" draw:z-index="327"><draw:text-box fo:min-height="0.0161in"><text:p text:style-name="Text_20_body">@ panel-warning-text</text:p></draw:text-box></draw:frame><draw:frame draw:style-name="fr1" draw:name="Frame329" text:anchor-type="paragraph" svg:width="3.0417in" draw:z-index="328"><draw:text-box fo:min-height="0.0161in"><text:p text:style-name="Text_20_body">@ panel-warning-border</text:p></draw:text-box></draw:frame><draw:frame draw:style-name="fr1" draw:name="Frame330" text:anchor-type="paragraph" svg:width="3.0417in" draw:z-index="329"><draw:text-box fo:min-height="0.0161in"><text:p text:style-name="Text_20_body">@ panel-warning-header-bg</text:p></draw:text-box></draw:frame><draw:frame draw:style-name="fr1" draw:name="Frame331" text:anchor-type="paragraph" svg:width="3.0417in" draw:z-index="330"><draw:text-box fo:min-height="0.0161in"><text:p text:style-name="Text_20_body">@ panel-peligro-texto</text:p></draw:text-box></draw:frame><draw:frame draw:style-name="fr1" draw:name="Frame332" text:anchor-type="paragraph" svg:width="3.0417in" draw:z-index="331"><draw:text-box fo:min-height="0.0161in"><text:p text:style-name="Text_20_body">@ panel-peligro-frontera</text:p></draw:text-box></draw:frame><draw:frame draw:style-name="fr1" draw:name="Frame333" text:anchor-type="paragraph" svg:width="3.0417in" draw:z-index="332"><draw:text-box fo:min-height="0.0161in"><text:p text:style-name="Text_20_body">@ panel-peligro-encabezado-bg</text:p></draw:text-box></draw:frame><text:bookmark text:name="thumbnails"/>Miniaturas</text:h>
      <text:h text:style-name="P23" text:outline-level="2"><text:bookmark text:name="less-variables-section"/><text:bookmark text:name="thumbnails1"/>Miniaturas</text:h>
      <text:section text:style-name="Sect1" text:name="Section2">
        <text:h text:style-name="P25" text:outline-level="2"><draw:frame draw:style-name="fr1" draw:name="Frame334" text:anchor-type="paragraph" svg:width="3.0417in" draw:z-index="333"><draw:text-box fo:min-height="0.0161in"><text:p text:style-name="Text_20_body">@ relleno de miniaturas</text:p><text:p text:style-name="P16"><text:bookmark text:name="help-block-@thumbnail-padding"/>Relleno alrededor de la imagen en miniatura</text:p></draw:text-box></draw:frame><draw:frame draw:style-name="fr1" draw:name="Frame335" text:anchor-type="paragraph" svg:width="3.0417in" draw:z-index="334"><draw:text-box fo:min-height="0.0161in"><text:p text:style-name="Text_20_body">@ miniatura-bg</text:p><text:p text:style-name="P16"><text:bookmark text:name="help-block-@thumbnail-bg"/>Color de fondo de la miniatura</text:p></draw:text-box></draw:frame><draw:frame draw:style-name="fr1" draw:name="Frame336" text:anchor-type="paragraph" svg:width="3.0417in" draw:z-index="335"><draw:text-box fo:min-height="0.0161in"><text:p text:style-name="Text_20_body">@ borde-miniatura</text:p><text:p text:style-name="P16"><text:bookmark text:name="help-block-@thumbnail-border"/>Color del borde de la miniatura</text:p></draw:text-box></draw:frame><draw:frame draw:style-name="fr1" draw:name="Frame337" text:anchor-type="paragraph" svg:width="3.0417in" draw:z-index="336"><draw:text-box fo:min-height="0.0161in"><text:p text:style-name="Text_20_body">@ thumbnail-border-radius</text:p><text:p text:style-name="P16"><text:bookmark text:name="help-block-@thumbnail-border-radius"/>Radio del borde de la miniatura</text:p></draw:text-box></draw:frame><draw:frame draw:style-name="fr1" draw:name="Frame338" text:anchor-type="paragraph" svg:width="3.0417in" draw:z-index="337"><draw:text-box fo:min-height="0.0161in"><text:p text:style-name="Text_20_body">@ thumbnail-caption-color</text:p><text:p text:style-name="P16"><text:bookmark text:name="help-block-@thumbnail-caption-color"/>Color de texto personalizado para subtítulos en miniatura</text:p></draw:text-box></draw:frame><draw:frame draw:style-name="fr1" draw:name="Frame339" text:anchor-type="paragraph" svg:width="3.0417in" draw:z-index="338"><draw:text-box fo:min-height="0.0161in"><text:p text:style-name="Text_20_body">@ thumbnail-caption-padding</text:p><text:p text:style-name="P16"><text:bookmark text:name="help-block-@thumbnail-caption-padding"/>Relleno alrededor de la leyenda de la miniatura</text:p></draw:text-box></draw:frame><text:bookmark text:name="wells"/><text:soft-page-break/>Wells</text:h>
        <text:h text:style-name="P25" text:outline-level="2"><draw:frame draw:style-name="fr1" draw:name="Frame340" text:anchor-type="paragraph" svg:width="3.0417in" draw:z-index="339"><draw:text-box fo:min-height="0.0161in"><text:p text:style-name="Text_20_body">@ bien-bg</text:p></draw:text-box></draw:frame><draw:frame draw:style-name="fr1" draw:name="Frame341" text:anchor-type="paragraph" svg:width="3.0417in" draw:z-index="340"><draw:text-box fo:min-height="0.0161in"><text:p text:style-name="Text_20_body">@ well-border</text:p></draw:text-box></draw:frame><text:bookmark text:name="badges"/>Insignias</text:h>
        <text:h text:style-name="P25" text:outline-level="2"><draw:frame draw:style-name="fr1" draw:name="Frame342" text:anchor-type="paragraph" svg:width="3.0417in" draw:z-index="341"><draw:text-box fo:min-height="0.0161in"><text:p text:style-name="Text_20_body">@ insignia-color</text:p></draw:text-box></draw:frame><draw:frame draw:style-name="fr1" draw:name="Frame343" text:anchor-type="paragraph" svg:width="3.0417in" draw:z-index="342"><draw:text-box fo:min-height="0.0161in"><text:p text:style-name="Text_20_body">@ badge-link-hover-color</text:p><text:p text:style-name="P16"><text:bookmark text:name="help-block-@badge-link-hover-color"/>Color del texto de la insignia vinculada al pasar el mouse</text:p></draw:text-box></draw:frame><draw:frame draw:style-name="fr1" draw:name="Frame344" text:anchor-type="paragraph" svg:width="3.0417in" draw:z-index="343"><draw:text-box fo:min-height="0.0161in"><text:p text:style-name="Text_20_body">@ insignia-bg</text:p></draw:text-box></draw:frame><draw:frame draw:style-name="fr1" draw:name="Frame345" text:anchor-type="paragraph" svg:width="3.0417in" draw:z-index="344"><draw:text-box fo:min-height="0.0161in"><text:p text:style-name="Text_20_body">@ insignia-color-activo</text:p><text:p text:style-name="P16"><text:bookmark text:name="help-block-@badge-active-color"/>Color del texto de la insignia en el enlace de navegación activo</text:p></draw:text-box></draw:frame><draw:frame draw:style-name="fr1" draw:name="Frame346" text:anchor-type="paragraph" svg:width="3.0417in" draw:z-index="345"><draw:text-box fo:min-height="0.0161in"><text:p text:style-name="Text_20_body">@ insignia-activo-bg</text:p><text:p text:style-name="P16"><text:bookmark text:name="help-block-@badge-active-bg"/>Color de fondo de la insignia en el enlace de navegación activo</text:p></draw:text-box></draw:frame><draw:frame draw:style-name="fr1" draw:name="Frame347" text:anchor-type="paragraph" svg:width="3.0417in" draw:z-index="346"><draw:text-box fo:min-height="0.0161in"><text:p text:style-name="Text_20_body">@ insignia-fuente-peso</text:p></draw:text-box></draw:frame><draw:frame draw:style-name="fr1" draw:name="Frame348" text:anchor-type="paragraph" svg:width="3.0417in" draw:z-index="347"><draw:text-box fo:min-height="0.0161in"><text:p text:style-name="Text_20_body">@ badge-line-height</text:p></draw:text-box></draw:frame><draw:frame draw:style-name="fr1" draw:name="Frame349" text:anchor-type="paragraph" svg:width="3.0417in" draw:z-index="348"><draw:text-box fo:min-height="0.0161in"><text:p text:style-name="Text_20_body">@ placa-borde-radio</text:p></draw:text-box></draw:frame><text:bookmark text:name="breadcrumbs"/>Migas de pan</text:h>
        <text:h text:style-name="P25" text:outline-level="2"><draw:frame draw:style-name="fr1" draw:name="Frame350" text:anchor-type="paragraph" svg:width="3.0417in" draw:z-index="349"><draw:text-box fo:min-height="0.0161in"><text:p text:style-name="Text_20_body">@ breadcrumb-padding-vertical</text:p></draw:text-box></draw:frame><draw:frame draw:style-name="fr1" draw:name="Frame351" text:anchor-type="paragraph" svg:width="3.0417in" draw:z-index="350"><draw:text-box fo:min-height="0.0161in"><text:p text:style-name="Text_20_body">@ breadcrumb-padding-horizontal</text:p></draw:text-box></draw:frame><draw:frame draw:style-name="fr1" draw:name="Frame352" text:anchor-type="paragraph" svg:width="3.0417in" draw:z-index="351"><draw:text-box fo:min-height="0.0161in"><text:p text:style-name="Text_20_body">@ breadcrumb-bg</text:p><text:p text:style-name="P16"><text:bookmark text:name="help-block-@breadcrumb-bg"/>Color de fondo de migas de pan</text:p></draw:text-box></draw:frame><draw:frame draw:style-name="fr1" draw:name="Frame353" text:anchor-type="paragraph" svg:width="3.0417in" draw:z-index="352"><draw:text-box fo:min-height="0.0161in"><text:p text:style-name="Text_20_body">@ breadcrumb-color</text:p><text:p text:style-name="P16"><text:bookmark text:name="help-block-@breadcrumb-color"/>Color del texto de la ruta de navegación</text:p></draw:text-box></draw:frame><draw:frame draw:style-name="fr1" draw:name="Frame354" text:anchor-type="paragraph" svg:width="3.0417in" draw:z-index="353"><draw:text-box fo:min-height="0.0161in"><text:p text:style-name="Text_20_body">@ breadcrumb-active-color</text:p><text:p text:style-name="P16"><text:bookmark text:name="help-block-@breadcrumb-active-color"/>Color del texto de la página actual en la ruta de navegación</text:p></draw:text-box></draw:frame><draw:frame draw:style-name="fr1" draw:name="Frame355" text:anchor-type="paragraph" svg:width="3.0417in" draw:z-index="354"><draw:text-box fo:min-height="0.0161in"><text:p text:style-name="Text_20_body">@ separador-de-migas</text:p><text:p text:style-name="P16"><text:bookmark text:name="help-block-@breadcrumb-separator"/>Separador textual entre elementos de ruta de navegación</text:p></draw:text-box></draw:frame><text:bookmark text:name="carousel"/>Carrusel</text:h>
        <text:h text:style-name="P25" text:outline-level="2"><draw:frame draw:style-name="fr1" draw:name="Frame356" text:anchor-type="paragraph" svg:width="3.0417in" draw:z-index="355"><draw:text-box fo:min-height="0.0161in"><text:p text:style-name="Text_20_body">@ carrusel-texto-sombra</text:p></draw:text-box></draw:frame><draw:frame draw:style-name="fr1" draw:name="Frame357" text:anchor-type="paragraph" svg:width="3.0417in" draw:z-index="356"><draw:text-box fo:min-height="0.0161in"><text:p text:style-name="Text_20_body">@ carrusel-control-color</text:p></draw:text-box></draw:frame><draw:frame draw:style-name="fr1" draw:name="Frame358" text:anchor-type="paragraph" svg:width="3.0417in" draw:z-index="357"><draw:text-box fo:min-height="0.0161in"><text:p text:style-name="Text_20_body">@ carrusel-control-width</text:p></draw:text-box></draw:frame><draw:frame draw:style-name="fr1" draw:name="Frame359" text:anchor-type="paragraph" svg:width="3.0417in" draw:z-index="358"><draw:text-box fo:min-height="0.0161in"><text:p text:style-name="Text_20_body">@ carrusel-control-opacidad</text:p></draw:text-box></draw:frame><draw:frame draw:style-name="fr1" draw:name="Frame360" text:anchor-type="paragraph" svg:width="3.0417in" draw:z-index="359"><draw:text-box fo:min-height="0.0161in"><text:p text:style-name="Text_20_body">@ carrusel-control-tamaño-de-fuente</text:p></draw:text-box></draw:frame><draw:frame draw:style-name="fr1" draw:name="Frame361" text:anchor-type="paragraph" svg:width="3.0417in" draw:z-index="360"><draw:text-box fo:min-height="0.0161in"><text:p text:style-name="Text_20_body">@ carrusel-indicador-activo-bg</text:p></draw:text-box></draw:frame><draw:frame draw:style-name="fr1" draw:name="Frame362" text:anchor-type="paragraph" svg:width="3.0417in" draw:z-index="361"><draw:text-box fo:min-height="0.0161in"><text:p text:style-name="Text_20_body">@ carrusel-indicador-color del borde</text:p></draw:text-box></draw:frame><draw:frame draw:style-name="fr1" draw:name="Frame363" text:anchor-type="paragraph" svg:width="3.0417in" draw:z-index="362"><draw:text-box fo:min-height="0.0161in"><text:p text:style-name="Text_20_body">@ carrusel-caption-color</text:p></draw:text-box></draw:frame><text:bookmark text:name="close"/>Cerca</text:h>
        <text:h text:style-name="P25" text:outline-level="2"><draw:frame draw:style-name="fr1" draw:name="Frame364" text:anchor-type="paragraph" svg:width="3.0417in" draw:z-index="363"><draw:text-box fo:min-height="0.0161in"><text:p text:style-name="Text_20_body">@ close-font-weight</text:p></draw:text-box></draw:frame><draw:frame draw:style-name="fr1" draw:name="Frame365" text:anchor-type="paragraph" svg:width="3.0417in" draw:z-index="364"><draw:text-box fo:min-height="0.0161in"><text:p text:style-name="Text_20_body">@ close-color</text:p></draw:text-box></draw:frame><draw:frame draw:style-name="fr1" draw:name="Frame366" text:anchor-type="paragraph" svg:width="3.0417in" draw:z-index="365"><draw:text-box fo:min-height="0.0161in"><text:p text:style-name="Text_20_body">@ cerrar-texto-sombra</text:p></draw:text-box></draw:frame><text:bookmark text:name="code"/>Código</text:h>
        <text:h text:style-name="P25" text:outline-level="2"><draw:frame draw:style-name="fr1" draw:name="Frame367" text:anchor-type="paragraph" svg:width="3.0417in" draw:z-index="366"><draw:text-box fo:min-height="0.0161in"><text:p text:style-name="Text_20_body">@ código-color</text:p></draw:text-box></draw:frame><draw:frame draw:style-name="fr1" draw:name="Frame368" text:anchor-type="paragraph" svg:width="3.0417in" draw:z-index="367"><draw:text-box fo:min-height="0.0161in"><text:p text:style-name="Text_20_body">@ code-bg</text:p></draw:text-box></draw:frame><draw:frame draw:style-name="fr1" draw:name="Frame369" text:anchor-type="paragraph" svg:width="3.0417in" draw:z-index="368"><draw:text-box fo:min-height="0.0161in"><text:p text:style-name="Text_20_body">@ kbd-color</text:p></draw:text-box></draw:frame><draw:frame draw:style-name="fr1" draw:name="Frame370" text:anchor-type="paragraph" svg:width="3.0417in" draw:z-index="369"><draw:text-box fo:min-height="0.0161in"><text:p text:style-name="Text_20_body">@ kbd-bg</text:p></draw:text-box></draw:frame><draw:frame draw:style-name="fr1" draw:name="Frame371" text:anchor-type="paragraph" svg:width="3.0417in" draw:z-index="370"><draw:text-box fo:min-height="0.0161in"><text:p text:style-name="Text_20_body">@ pre-bg</text:p></draw:text-box></draw:frame><draw:frame draw:style-name="fr1" draw:name="Frame372" text:anchor-type="paragraph" svg:width="3.0417in" draw:z-index="371"><draw:text-box fo:min-height="0.0161in"><text:p text:style-name="Text_20_body">@ pre-color</text:p></draw:text-box></draw:frame><draw:frame draw:style-name="fr1" draw:name="Frame373" text:anchor-type="paragraph" svg:width="3.0417in" draw:z-index="372"><draw:text-box fo:min-height="0.0161in"><text:p text:style-name="Text_20_body">@ pre-border-color</text:p></draw:text-box></draw:frame><draw:frame draw:style-name="fr1" draw:name="Frame374" text:anchor-type="paragraph" svg:width="3.0417in" draw:z-index="373"><draw:text-box fo:min-height="0.0161in"><text:p text:style-name="Text_20_body">@ pre-scrollable-max-height</text:p></draw:text-box></draw:frame><text:bookmark text:name="type"/>Escribe</text:h>
        <text:p text:style-name="P6"><draw:frame draw:style-name="fr1" draw:name="Frame375" text:anchor-type="paragraph" svg:width="3.0417in" draw:z-index="374"><draw:text-box fo:min-height="0.0161in"><text:p text:style-name="Text_20_body">@ componente-desplazamiento-horizontal</text:p><text:p text:style-name="P16"><text:bookmark text:name="help-block-@component-offset-horizontal"/>Desplazamiento horizontal para formularios y listas.</text:p></draw:text-box></draw:frame><draw:frame draw:style-name="fr1" draw:name="Frame376" text:anchor-type="paragraph" svg:width="3.0417in" draw:z-index="375"><draw:text-box fo:min-height="0.0161in"><text:p text:style-name="Text_20_body">@ texto-silenciado</text:p><text:p text:style-name="P16"><text:bookmark text:name="help-block-@text-muted"/>Color de texto silenciado</text:p></draw:text-box></draw:frame><draw:frame draw:style-name="fr1" draw:name="Frame377" text:anchor-type="paragraph" svg:width="3.0417in" draw:z-index="376"><draw:text-box fo:min-height="0.0161in"><text:p text:style-name="Text_20_body">@ abbr-border-color</text:p><text:p text:style-name="P16"><text:bookmark text:name="help-block-@abbr-border-color"/>Color de borde de abreviaturas y acrónimos</text:p></draw:text-box></draw:frame><draw:frame draw:style-name="fr1" draw:name="Frame378" text:anchor-type="paragraph" svg:width="3.0417in" draw:z-index="377"><draw:text-box fo:min-height="0.0161in"><text:p text:style-name="Text_20_body">@ encabezados-pequeño-color</text:p><text:p text:style-name="P16"><text:bookmark text:name="help-block-@headings-small-color"/>Encabezados de color pequeño</text:p></draw:text-box></draw:frame><draw:frame draw:style-name="fr1" draw:name="Frame379" text:anchor-type="paragraph" svg:width="3.0417in" draw:z-index="378"><draw:text-box fo:min-height="0.0161in"><text:p text:style-name="Text_20_body">@ blockquote-pequeño-color</text:p><text:p text:style-name="P16"><text:bookmark text:name="help-block-@blockquote-small-color"/>Blockquote pequeño color</text:p></draw:text-box></draw:frame><draw:frame draw:style-name="fr1" draw:name="Frame380" text:anchor-type="paragraph" svg:width="3.0417in" draw:z-index="379"><draw:text-box fo:min-height="0.0161in"><text:p text:style-name="Text_20_body">@ blockquote-font-size</text:p><text:p text:style-name="P16"><text:bookmark text:name="help-block-@blockquote-font-size"/>Tamaño de fuente de blockquote</text:p></draw:text-box></draw:frame><draw:frame draw:style-name="fr1" draw:name="Frame381" text:anchor-type="paragraph" svg:width="3.0417in" draw:z-index="380"><draw:text-box fo:min-height="0.0161in"><text:p text:style-name="Text_20_body">@ blockquote-border-color</text:p><text:p text:style-name="P16"><text:bookmark text:name="help-block-@blockquote-border-color"/>Color del borde de la cita en bloque</text:p></draw:text-box></draw:frame><draw:frame draw:style-name="fr1" draw:name="Frame382" text:anchor-type="paragraph" svg:width="3.0417in" draw:z-index="381"><draw:text-box fo:min-height="0.0161in"><text:p text:style-name="Text_20_body">@ page-header-border-color</text:p><text:p text:style-name="P16"><text:bookmark text:name="help-block-@page-header-border-color"/>Color del borde del encabezado de la página</text:p></draw:text-box></draw:frame><draw:frame draw:style-name="fr1" draw:name="Frame383" text:anchor-type="paragraph" svg:width="3.0417in" draw:z-index="382"><draw:text-box fo:min-height="0.0161in"><text:p text:style-name="Text_20_body">@ dl-desplazamiento-horizontal</text:p><text:p text:style-name="P16"><text:bookmark text:name="help-block-@dl-horizontal-offset"/>Ancho de los títulos de la lista de descripción horizontal</text:p></draw:text-box></draw:frame><draw:frame draw:style-name="fr1" draw:name="Frame384" text:anchor-type="paragraph" svg:width="3.0417in" draw:z-index="383"><draw:text-box fo:min-height="0.0161in"><text:p text:style-name="Text_20_body">@ dl-horizontal-breakpoint</text:p><text:p text:style-name="P16"><text:bookmark text:name="help-block-@dl-horizontal-breakpoint"/>Punto en el que .dl-horizontal se vuelve horizontal</text:p></draw:text-box></draw:frame><draw:frame draw:style-name="fr1" draw:name="Frame385" text:anchor-type="paragraph" svg:width="3.0417in" draw:z-index="384"><draw:text-box fo:min-height="0.0161in"><text:p text:style-name="Text_20_body">@ hr-border</text:p><text:p text:style-name="P16"><text:bookmark text:name="help-block-@hr-border"/>Color de línea horizontal.</text:p></draw:text-box></draw:frame></text:p>
      </text:section>
      <text:h text:style-name="P21" text:outline-level="1"><text:bookmark text:name="download"/>Descargar</text:h>
      <text:p text:style-name="P8">¡Hurra! Su versión personalizada de Bootstrap ahora está lista para compilarse. Simplemente haga clic en el botón de abajo para finalizar el proces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00:16:25.163476623</meta:creation-date>
    <dc:date>2021-12-28T00:20:56.850880419</dc:date>
    <meta:editing-duration>PT4M34S</meta:editing-duration>
    <meta:editing-cycles>1</meta:editing-cycles>
    <meta:document-statistic meta:table-count="0" meta:image-count="0" meta:object-count="0" meta:page-count="10" meta:paragraph-count="648" meta:word-count="2378" meta:character-count="18669" meta:non-whitespace-character-count="16930"/>
    <meta:generator>LibreOffice/6.1.5.2$Linux_X86_64 LibreOffice_project/10$Build-2</meta:generator>
  </office:meta>
</office:document-meta>
</file>